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inherit" svg:font-family="inherit"/>
    <style:font-face style:name="Courier" svg:font-family="Courier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1.5pt" fo:font-weight="bold" officeooo:paragraph-rsid="001cc385" style:font-size-asian="11.5pt" style:font-weight-asian="bold"/>
    </style:style>
    <style:style style:name="P3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1.5pt" fo:font-weight="bold" officeooo:paragraph-rsid="002a24cf" style:font-size-asian="11.5pt" style:font-weight-asian="bold"/>
    </style:style>
    <style:style style:name="P4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5pt" style:text-underline-style="solid" style:text-underline-width="auto" style:text-underline-color="font-color" fo:font-weight="bold" officeooo:rsid="001cc385" officeooo:paragraph-rsid="001cc385" style:font-size-asian="15pt" style:font-weight-asian="bold" style:font-size-complex="15pt"/>
    </style:style>
    <style:style style:name="P5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4pt" fo:font-weight="bold" officeooo:paragraph-rsid="002a24cf" style:font-size-asian="14pt" style:font-weight-asian="bold"/>
    </style:style>
    <style:style style:name="P6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color="#0000ff" style:font-name="Arial" fo:font-size="14pt" fo:font-weight="bold" officeooo:paragraph-rsid="002a24cf" style:font-size-asian="14pt" style:font-weight-asian="bold" style:font-name-complex="Arial" style:font-size-complex="12pt"/>
    </style:style>
    <style:style style:name="P7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color="#0000ff" style:font-name="Arial" fo:font-size="12pt" fo:font-weight="bold" officeooo:paragraph-rsid="002a24cf" style:font-size-asian="12pt" style:font-weight-asian="bold" style:font-name-complex="Arial" style:font-size-complex="12pt"/>
    </style:style>
    <style:style style:name="P8" style:family="paragraph" style:parent-style-name="Text_20_body">
      <style:paragraph-properties fo:margin-left="0cm" fo:margin-right="0cm" fo:margin-top="0.018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4pt" fo:letter-spacing="-0.009cm" style:text-underline-style="none" fo:font-weight="bold" officeooo:paragraph-rsid="002a24cf" fo:background-color="#ffffff" style:font-size-asian="14pt" style:font-weight-asian="bold" style:font-name-complex="Calibri"/>
    </style:style>
    <style:style style:name="P9" style:family="paragraph" style:parent-style-name="Text_20_body">
      <style:paragraph-properties fo:margin-left="0cm" fo:margin-right="0cm" fo:margin-top="0.018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4pt" fo:letter-spacing="-0.009cm" style:text-underline-style="none" fo:font-weight="bold" officeooo:rsid="001df3a3" officeooo:paragraph-rsid="002a24cf" fo:background-color="#ffffff" style:font-size-asian="14pt" style:font-weight-asian="bold" style:font-name-complex="Calibri" style:font-size-complex="12pt" style:font-weight-complex="bold"/>
    </style:style>
    <style:style style:name="P10" style:family="paragraph" style:parent-style-name="Text_20_body">
      <style:paragraph-properties fo:margin-left="0cm" fo:margin-right="0cm" fo:margin-top="0.018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0pt" fo:letter-spacing="-0.009cm" style:text-underline-style="none" officeooo:paragraph-rsid="002a24cf" fo:background-color="#ffffff" style:font-size-asian="10pt" style:font-name-complex="Calibri" style:font-size-complex="12pt"/>
    </style:style>
    <style:style style:name="P11" style:family="paragraph" style:parent-style-name="Text_20_body">
      <style:paragraph-properties fo:margin-left="0cm" fo:margin-right="0cm" fo:margin-top="0.018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style:font-name="Times New Roman" fo:font-size="15pt" fo:letter-spacing="-0.009cm" style:text-underline-style="solid" style:text-underline-width="auto" style:text-underline-color="font-color" officeooo:paragraph-rsid="002a24cf" fo:background-color="#ffffff" style:font-size-asian="15pt" style:font-name-complex="Calibri" style:font-size-complex="15pt"/>
    </style:style>
    <style:style style:name="P12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officeooo:paragraph-rsid="001cc385"/>
    </style:style>
    <style:style style:name="P13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ff" style:font-name="Times New Roman" fo:font-size="12pt" fo:font-weight="normal" officeooo:paragraph-rsid="0029f542" style:font-size-asian="12pt" style:font-weight-asian="normal" style:font-name-complex="Arial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ff" style:font-name="Times New Roman" fo:font-size="12pt" fo:font-weight="normal" officeooo:paragraph-rsid="001cc385" style:font-size-asian="12pt" style:font-weight-asian="normal" style:font-name-complex="Arial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style:font-name="Times New Roman" fo:font-size="15pt" fo:letter-spacing="-0.009cm" style:text-underline-style="solid" style:text-underline-width="auto" style:text-underline-color="font-color" fo:font-weight="bold" officeooo:rsid="0029f542" officeooo:paragraph-rsid="0029f542" fo:background-color="#ffffff" style:font-size-asian="15pt" style:font-weight-asian="bold" style:font-name-complex="Calibri" style:font-size-complex="15pt"/>
    </style:style>
    <style:style style:name="P16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style:font-name="Times New Roman" fo:font-size="15pt" fo:letter-spacing="-0.009cm" style:text-underline-style="solid" style:text-underline-width="auto" style:text-underline-color="font-color" fo:font-weight="bold" officeooo:rsid="0029f542" officeooo:paragraph-rsid="0029f542" fo:background-color="#ffffff" style:font-size-asian="15pt" style:font-weight-asian="bold" style:font-name-complex="Calibri" style:font-size-complex="15pt" style:font-weight-complex="bold"/>
    </style:style>
    <style:style style:name="P17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style:font-name="Times New Roman" fo:font-size="15pt" fo:letter-spacing="-0.009cm" style:text-underline-style="solid" style:text-underline-width="auto" style:text-underline-color="font-color" officeooo:rsid="0029f542" officeooo:paragraph-rsid="0029f542" fo:background-color="#ffffff" style:font-size-asian="15pt" style:font-name-complex="Calibri" style:font-size-complex="15pt"/>
    </style:style>
    <style:style style:name="P18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style:font-name="Times New Roman" fo:font-size="15pt" fo:letter-spacing="-0.009cm" style:text-underline-style="solid" style:text-underline-width="auto" style:text-underline-color="font-color" officeooo:paragraph-rsid="0029f542" fo:background-color="#ffffff" style:font-size-asian="15pt" style:font-name-complex="Calibri" style:font-size-complex="15pt"/>
    </style:style>
    <style:style style:name="P19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color="#000000" style:font-name="Times New Roman" fo:font-size="12pt" fo:font-weight="normal" officeooo:paragraph-rsid="001cc385" style:font-size-asian="12pt" style:font-weight-asian="normal" style:font-name-complex="Ari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fo:font-size="15pt" fo:letter-spacing="-0.009cm" style:text-underline-style="solid" style:text-underline-width="auto" style:text-underline-color="font-color" officeooo:rsid="0029f542" officeooo:paragraph-rsid="0029f542" fo:background-color="#ffffff" style:font-size-asian="15pt" style:font-name-complex="Calibri" style:font-size-complex="15pt"/>
    </style:style>
    <style:style style:name="P21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fo:font-size="15pt" fo:letter-spacing="-0.009cm" style:text-underline-style="solid" style:text-underline-width="auto" style:text-underline-color="font-color" fo:font-weight="bold" officeooo:rsid="0029f542" officeooo:paragraph-rsid="0029f542" fo:background-color="#ffffff" style:font-size-asian="15pt" style:font-weight-asian="bold" style:font-name-complex="Calibri" style:font-size-complex="15pt" style:font-weight-complex="bold"/>
    </style:style>
    <style:style style:name="P22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2pt" fo:font-weight="normal" officeooo:paragraph-rsid="001cc385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style:font-name="Arial" fo:font-size="10pt" fo:letter-spacing="-0.009cm" style:text-underline-style="none" fo:font-weight="bold" officeooo:paragraph-rsid="001cc385" fo:background-color="#ffffff" style:font-size-asian="10pt" style:font-weight-asian="bold" style:font-name-complex="Calibri" style:font-size-complex="12pt"/>
    </style:style>
    <style:style style:name="P24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style:font-name="Times New Roman" fo:font-size="12pt" fo:font-weight="normal" officeooo:paragraph-rsid="001cc385" fo:background-color="#ffffff" style:font-size-asian="12pt" style:font-weight-asian="normal" style:font-name-complex="Calibri" style:font-size-complex="12pt" style:font-weight-complex="normal"/>
    </style:style>
    <style:style style:name="P25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style:font-name="Times New Roman" fo:font-size="12pt" fo:letter-spacing="-0.009cm" style:text-underline-style="none" fo:font-weight="normal" officeooo:rsid="0029f542" officeooo:paragraph-rsid="0029f542" fo:background-color="#ffffff" style:font-size-asian="12pt" style:font-weight-asian="normal" style:font-name-complex="Calibri" style:font-size-complex="12pt" style:font-weight-complex="normal"/>
    </style:style>
    <style:style style:name="P26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style:font-name="Times New Roman" fo:font-size="12pt" fo:letter-spacing="-0.009cm" style:text-underline-style="none" officeooo:paragraph-rsid="0029f542" fo:background-color="#ffffff" style:font-size-asian="12pt" style:font-name-complex="Calibri" style:font-size-complex="12pt"/>
    </style:style>
    <style:style style:name="P27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0pt" fo:letter-spacing="-0.009cm" style:text-underline-style="none" officeooo:paragraph-rsid="0029f542" fo:background-color="#ffffff" style:font-size-asian="10pt" style:font-name-complex="Calibri"/>
    </style:style>
    <style:style style:name="P28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0pt" fo:letter-spacing="-0.009cm" style:text-underline-style="none" officeooo:paragraph-rsid="0029f542" fo:background-color="#ffffff" style:font-size-asian="10pt" style:font-name-complex="Calibri" style:font-size-complex="12pt"/>
    </style:style>
    <style:style style:name="P29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0pt" fo:letter-spacing="-0.009cm" style:text-underline-style="none" officeooo:rsid="0029f542" officeooo:paragraph-rsid="0029f542" fo:background-color="#ffffff" style:font-size-asian="10pt" style:font-name-complex="Calibri" style:font-size-complex="12pt"/>
    </style:style>
    <style:style style:name="P30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0pt" fo:letter-spacing="-0.009cm" style:text-underline-style="none" fo:font-weight="normal" officeooo:rsid="0029f542" officeooo:paragraph-rsid="0029f542" fo:background-color="#ffffff" style:font-size-asian="10pt" style:font-weight-asian="normal" style:font-name-complex="Calibri" style:font-size-complex="12pt" style:font-weight-complex="normal"/>
    </style:style>
    <style:style style:name="P31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2pt" officeooo:paragraph-rsid="0029f542" style:font-size-asian="12pt" style:font-size-complex="12pt"/>
    </style:style>
    <style:style style:name="P32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2pt" officeooo:paragraph-rsid="001cc385" style:font-size-asian="12pt" style:font-size-complex="12pt"/>
    </style:style>
    <style:style style:name="P33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2pt" officeooo:rsid="0029f542" officeooo:paragraph-rsid="0029f542" style:font-size-asian="12pt" style:font-size-complex="12pt"/>
    </style:style>
    <style:style style:name="P34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2pt" fo:font-weight="normal" officeooo:paragraph-rsid="0029f542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style:font-name="Times New Roman" fo:font-size="14pt" officeooo:paragraph-rsid="001cc385" style:font-size-asian="14pt" style:font-size-complex="14pt"/>
    </style:style>
    <style:style style:name="P36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style:font-name="Times New Roman" fo:font-size="14pt" fo:font-weight="bold" officeooo:paragraph-rsid="001cc385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style:font-name="Arial" fo:font-size="12pt" fo:font-weight="bold" officeooo:paragraph-rsid="001cc385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1cc385"/>
    </style:style>
    <style:style style:name="P39" style:family="paragraph" style:parent-style-name="Text_20_body">
      <style:paragraph-properties fo:margin-left="0cm" fo:margin-right="0cm" fo:line-height="0.404cm" fo:text-indent="0cm" style:auto-text-indent="false"/>
      <style:text-properties style:font-name="Times New Roman" fo:font-size="12pt" fo:font-weight="normal" officeooo:paragraph-rsid="001cc385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officeooo:paragraph-rsid="001cc385" style:font-size-asian="14pt" style:font-size-complex="14pt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size="12pt" fo:font-weight="normal" officeooo:paragraph-rsid="001cc385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color="#000000" style:font-name="Times New Roman" fo:font-size="12pt" fo:font-weight="normal" officeooo:paragraph-rsid="001cc385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color="#000000" fo:font-size="14pt" fo:letter-spacing="-0.009cm" fo:font-weight="bold" officeooo:paragraph-rsid="002a24cf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margin-left="0cm" fo:margin-right="0cm" fo:margin-top="0.012cm" fo:margin-bottom="0cm" loext:contextual-spacing="false" fo:text-indent="0cm" style:auto-text-indent="false"/>
      <style:text-properties fo:font-size="9.5pt" officeooo:paragraph-rsid="0029f542" style:font-size-asian="9.5pt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0.404cm" fo:text-indent="0cm" style:auto-text-indent="false"/>
      <style:text-properties fo:color="#0000ff" style:font-name="Arial" fo:font-size="10pt" fo:font-style="italic" fo:font-weight="bold" officeooo:paragraph-rsid="001cc385" style:font-size-asian="10pt" style:font-style-asian="italic" style:font-weight-asian="bold" style:font-name-complex="Arial" style:font-size-complex="10pt"/>
    </style:style>
    <style:style style:name="P46" style:family="paragraph" style:parent-style-name="Text_20_body">
      <style:paragraph-properties fo:margin-left="0cm" fo:margin-right="11.515cm" fo:margin-top="0.004cm" fo:margin-bottom="0cm" loext:contextual-spacing="false" fo:text-indent="0cm" style:auto-text-indent="false"/>
      <style:text-properties fo:font-size="12pt" fo:font-weight="normal" officeooo:paragraph-rsid="001cc385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left="0cm" fo:margin-right="12.129cm" fo:margin-top="0.004cm" fo:margin-bottom="0cm" loext:contextual-spacing="false" fo:text-indent="0cm" style:auto-text-indent="false"/>
      <style:text-properties fo:font-size="12pt" fo:font-weight="normal" officeooo:paragraph-rsid="001cc385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left="0cm" fo:margin-right="12.047cm" fo:margin-top="0.002cm" fo:margin-bottom="0cm" loext:contextual-spacing="false" fo:text-indent="0cm" style:auto-text-indent="false"/>
      <style:text-properties style:font-name="Times New Roman" fo:font-size="12pt" fo:font-weight="normal" officeooo:paragraph-rsid="001cc385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left="0cm" fo:margin-right="9.446cm" fo:margin-top="0.002cm" fo:margin-bottom="0cm" loext:contextual-spacing="false" fo:text-indent="0cm" style:auto-text-indent="false"/>
      <style:text-properties fo:color="#000000" style:font-name="Times New Roman" fo:font-size="12pt" fo:font-weight="normal" officeooo:paragraph-rsid="001cc385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647cm" fo:margin-right="0cm" fo:margin-top="0.157cm" fo:margin-bottom="0cm" loext:contextual-spacing="false" fo:line-height="100%" fo:text-align="start" style:justify-single-word="false" fo:text-indent="0cm" style:auto-text-indent="false">
        <style:tab-stops>
          <style:tab-stop style:position="0.649cm"/>
        </style:tab-stops>
      </style:paragraph-properties>
      <style:text-properties style:text-underline-style="solid" style:text-underline-width="bold" style:text-underline-color="font-color" officeooo:paragraph-rsid="001cc385"/>
    </style:style>
    <style:style style:name="P51" style:family="paragraph" style:parent-style-name="bp">
      <style:paragraph-properties fo:margin-top="0cm" fo:margin-bottom="0cm" loext:contextual-spacing="false"/>
      <style:text-properties fo:color="#0000ff" style:font-name="Arial" fo:font-size="12pt" fo:font-weight="bold" style:font-size-asian="12pt" style:font-weight-asian="bold" style:font-name-complex="Arial" style:font-size-complex="12pt"/>
    </style:style>
    <style:style style:name="P52" style:family="paragraph" style:parent-style-name="bp">
      <style:paragraph-properties fo:margin-top="0cm" fo:margin-bottom="0cm" loext:contextual-spacing="false"/>
      <style:text-properties fo:color="#0000ff" style:font-name="Times New Roman" fo:font-size="12pt" fo:font-weight="bold" style:font-size-asian="12pt" style:font-weight-asian="bold" style:font-name-complex="Arial" style:font-size-complex="12pt"/>
    </style:style>
    <style:style style:name="P53" style:family="paragraph" style:parent-style-name="bp">
      <style:paragraph-properties fo:margin-top="0cm" fo:margin-bottom="0cm" loext:contextual-spacing="false"/>
      <style:text-properties fo:color="#0000ff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54" style:family="paragraph" style:parent-style-name="bp">
      <style:paragraph-properties fo:margin-top="0cm" fo:margin-bottom="0cm" loext:contextual-spacing="false"/>
      <style:text-properties fo:color="#000000" style:font-name="Times New Roman" fo:font-size="15pt" style:text-underline-style="solid" style:text-underline-width="auto" style:text-underline-color="font-color" fo:font-weight="bold" officeooo:rsid="001cc385" officeooo:paragraph-rsid="001cc385" style:font-size-asian="15pt" style:font-weight-asian="bold" style:font-name-complex="Arial" style:font-size-complex="15pt" style:font-weight-complex="bold"/>
    </style:style>
    <style:style style:name="P55" style:family="paragraph" style:parent-style-name="bp">
      <style:paragraph-properties fo:margin-top="0cm" fo:margin-bottom="0cm" loext:contextual-spacing="false"/>
      <style:text-properties fo:color="#000000" style:font-name="Times New Roman" fo:font-size="15pt" style:text-underline-style="solid" style:text-underline-width="auto" style:text-underline-color="font-color" fo:font-weight="bold" officeooo:rsid="0029f542" officeooo:paragraph-rsid="0029f542" style:font-size-asian="15pt" style:font-weight-asian="bold" style:font-name-complex="Arial" style:font-size-complex="15pt"/>
    </style:style>
    <style:style style:name="P56" style:family="paragraph" style:parent-style-name="bp">
      <style:paragraph-properties fo:margin-top="0cm" fo:margin-bottom="0cm" loext:contextual-spacing="false"/>
      <style:text-properties fo:color="#000000" style:font-name="Times New Roman" fo:font-size="15pt" style:text-underline-style="solid" style:text-underline-width="auto" style:text-underline-color="font-color" fo:font-weight="bold" officeooo:rsid="002a24cf" officeooo:paragraph-rsid="002a24cf" style:font-size-asian="15pt" style:font-weight-asian="bold" style:font-name-complex="Arial" style:font-size-complex="15pt"/>
    </style:style>
    <style:style style:name="P57" style:family="paragraph" style:parent-style-name="bp">
      <style:paragraph-properties fo:margin-top="0cm" fo:margin-bottom="0cm" loext:contextual-spacing="false"/>
      <style:text-properties fo:font-size="16pt" style:text-underline-style="solid" style:text-underline-width="bold" style:text-underline-color="font-color" fo:font-weight="bold" officeooo:rsid="001cc385" style:font-size-asian="16pt" style:font-weight-asian="bold" style:font-size-complex="16pt" style:font-weight-complex="bold"/>
    </style:style>
    <style:style style:name="P58" style:family="paragraph" style:parent-style-name="Heading_20_3">
      <style:paragraph-properties fo:margin-left="1.12cm" fo:margin-right="0cm" fo:margin-top="0.162cm" fo:margin-bottom="0cm" loext:contextual-spacing="false" fo:line-height="100%" fo:text-align="start" style:justify-single-word="false" fo:text-indent="-0.944cm" style:auto-text-indent="false">
        <style:tab-stops>
          <style:tab-stop style:position="1.122cm"/>
        </style:tab-stops>
      </style:paragraph-properties>
      <style:text-properties officeooo:paragraph-rsid="0029f542"/>
    </style:style>
    <style:style style:name="P59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officeooo:paragraph-rsid="001cc385"/>
    </style:style>
    <style:style style:name="P60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officeooo:paragraph-rsid="0029f542"/>
    </style:style>
    <style:style style:name="P61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fo:font-size="12pt" fo:letter-spacing="-0.009cm" fo:font-weight="bold" officeooo:paragraph-rsid="0029f542" style:font-size-asian="12pt" style:font-weight-asian="bold" style:font-size-complex="12pt" style:font-weight-complex="bold"/>
    </style:style>
    <style:style style:name="P62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style:font-name="Times New Roman" fo:font-size="12pt" officeooo:paragraph-rsid="001cc385" style:font-size-asian="12pt" style:font-size-complex="12pt"/>
    </style:style>
    <style:style style:name="P63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style:font-name="Times New Roman" fo:font-size="12pt" officeooo:paragraph-rsid="0029f542" style:font-size-asian="12pt" style:font-size-complex="12pt"/>
    </style:style>
    <style:style style:name="P64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style:font-name="Times New Roman" fo:font-size="12pt" officeooo:paragraph-rsid="002a24cf" style:font-size-asian="12pt" style:font-size-complex="12pt"/>
    </style:style>
    <style:style style:name="P65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style:font-name="Times New Roman" fo:font-size="12pt" fo:font-weight="normal" officeooo:paragraph-rsid="001cc385" style:font-size-asian="12pt" style:font-weight-asian="normal" style:font-size-complex="12pt" style:font-weight-complex="normal"/>
    </style:style>
    <style:style style:name="P66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style:font-name="Times New Roman" fo:font-size="12pt" fo:font-weight="normal" officeooo:paragraph-rsid="0029f542" style:font-size-asian="12pt" style:font-weight-asian="normal" style:font-size-complex="12pt" style:font-weight-complex="normal"/>
    </style:style>
    <style:style style:name="P67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style:font-name="Times New Roman" fo:font-size="14pt" fo:letter-spacing="-0.009cm" fo:font-weight="bold" officeooo:paragraph-rsid="0029f542" style:font-size-asian="14pt" style:font-weight-asian="bold" style:font-size-complex="14pt" style:font-weight-complex="bold"/>
    </style:style>
    <style:style style:name="P68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0pt" fo:letter-spacing="-0.009cm" style:text-underline-style="none" officeooo:paragraph-rsid="0029f542" fo:background-color="#ffffff" style:font-size-asian="10pt" style:font-name-complex="Calibri"/>
    </style:style>
    <style:style style:name="P69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0pt" fo:letter-spacing="-0.009cm" style:text-underline-style="none" officeooo:paragraph-rsid="002a24cf" fo:background-color="#ffffff" style:font-size-asian="10pt" style:font-name-complex="Calibri"/>
    </style:style>
    <style:style style:name="P70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0pt" fo:letter-spacing="-0.009cm" style:text-underline-style="solid" style:text-underline-width="auto" style:text-underline-color="font-color" officeooo:paragraph-rsid="0029f542" fo:background-color="#ffffff" style:font-size-asian="10pt" style:font-name-complex="Calibri"/>
    </style:style>
    <style:style style:name="P71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0pt" fo:letter-spacing="-0.009cm" officeooo:paragraph-rsid="0029f542" fo:background-color="#ffffff" style:font-size-asian="10pt" style:font-name-complex="Calibri"/>
    </style:style>
    <style:style style:name="P72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style:font-name="Times New Roman" fo:font-size="12pt" fo:letter-spacing="-0.009cm" style:text-underline-style="none" officeooo:paragraph-rsid="0029f542" fo:background-color="#ffffff" style:font-size-asian="12pt" style:font-name-complex="Calibri" style:font-size-complex="12pt"/>
    </style:style>
    <style:style style:name="P73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style:font-name="Times New Roman" fo:font-size="12pt" fo:letter-spacing="-0.009cm" officeooo:paragraph-rsid="0029f542" fo:background-color="#ffffff" style:font-size-asian="12pt" style:font-name-complex="Calibri" style:font-size-complex="12pt"/>
    </style:style>
    <style:style style:name="P74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style:font-name="Times New Roman" fo:font-size="14pt" fo:letter-spacing="-0.009cm" style:text-underline-style="none" fo:font-weight="bold" officeooo:rsid="001df3a3" officeooo:paragraph-rsid="0029f542" fo:background-color="#ffffff" style:font-size-asian="14pt" style:font-weight-asian="bold" style:font-name-complex="Calibri" style:font-size-complex="14pt" style:font-weight-complex="bold"/>
    </style:style>
    <style:style style:name="P75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2pt" fo:letter-spacing="-0.009cm" style:text-underline-style="none" fo:font-weight="bold" officeooo:rsid="001df3a3" officeooo:paragraph-rsid="0029f542" fo:background-color="#ffffff" style:font-size-asian="12pt" style:font-weight-asian="bold" style:font-name-complex="Calibri" style:font-size-complex="12pt" style:font-weight-complex="bold"/>
    </style:style>
    <style:style style:name="P76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2pt" officeooo:paragraph-rsid="002a24cf" style:font-size-asian="12pt" style:font-size-complex="12pt"/>
    </style:style>
    <style:style style:name="P77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2pt" officeooo:paragraph-rsid="0029f542" style:font-size-asian="12pt" style:font-size-complex="12pt"/>
    </style:style>
    <style:style style:name="P78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2pt" officeooo:paragraph-rsid="001cc385" style:font-size-asian="12pt" style:font-size-complex="12pt"/>
    </style:style>
    <style:style style:name="P79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2pt" officeooo:rsid="002a24cf" officeooo:paragraph-rsid="002a24cf" style:font-size-asian="12pt" style:font-size-complex="12pt"/>
    </style:style>
    <style:style style:name="P80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2pt" fo:font-weight="normal" officeooo:paragraph-rsid="0029f542" style:font-size-asian="12pt" style:font-weight-asian="normal" style:font-size-complex="12pt" style:font-weight-complex="normal"/>
    </style:style>
    <style:style style:name="P81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2pt" fo:font-weight="normal" officeooo:paragraph-rsid="001cc385" style:font-size-asian="12pt" style:font-weight-asian="normal" style:font-size-complex="12pt" style:font-weight-complex="normal"/>
    </style:style>
    <style:style style:name="P82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4pt" officeooo:paragraph-rsid="0029f542" style:font-size-asian="14pt" style:font-size-complex="14pt"/>
    </style:style>
    <style:style style:name="P83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4pt" officeooo:paragraph-rsid="001cc385" style:font-size-asian="14pt" style:font-size-complex="14pt"/>
    </style:style>
    <style:style style:name="P84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font-variant="normal" fo:text-transform="none" fo:color="#000000" style:font-name="inherit" fo:font-size="12pt" fo:letter-spacing="-0.009cm" fo:language="en" fo:country="US" fo:font-style="normal" fo:font-weight="bold" officeooo:rsid="001df3a3" officeooo:paragraph-rsid="0029f542" style:font-size-asian="12pt" style:font-weight-asian="bold" style:font-size-complex="12pt" style:font-weight-complex="bold"/>
    </style:style>
    <style:style style:name="P85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font-variant="normal" fo:text-transform="none" fo:color="#212121" style:font-name="Arial1" fo:font-size="12pt" fo:letter-spacing="normal" fo:font-style="normal" fo:font-weight="bold" officeooo:rsid="001df3a3" officeooo:paragraph-rsid="0029f542" style:font-size-asian="12pt" style:font-style-asian="normal" style:font-weight-asian="bold" style:font-size-complex="12pt" style:font-weight-complex="bold"/>
    </style:style>
    <style:style style:name="P86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font-variant="normal" fo:text-transform="none" fo:color="#212121" style:font-name="Times New Roman" fo:font-size="14pt" fo:letter-spacing="normal" fo:font-style="normal" fo:font-weight="bold" officeooo:rsid="001df3a3" officeooo:paragraph-rsid="0029f542" style:font-size-asian="14pt" style:font-style-asian="normal" style:font-weight-asian="bold" style:font-size-complex="14pt" style:font-weight-complex="bold"/>
    </style:style>
    <style:style style:name="P87" style:family="paragraph" style:parent-style-name="List_20_Paragraph">
      <style:paragraph-properties fo:margin-left="0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0pt" fo:letter-spacing="-0.009cm" style:text-underline-style="none" officeooo:paragraph-rsid="0029f542" fo:background-color="#ffffff" style:font-size-asian="10pt" style:font-name-complex="Calibri"/>
    </style:style>
    <style:style style:name="P88" style:family="paragraph" style:parent-style-name="Standard">
      <style:paragraph-properties fo:margin-top="0.157cm" fo:margin-bottom="0cm" loext:contextual-spacing="false" fo:line-height="100%" fo:text-align="start" style:justify-single-word="false">
        <style:tab-stops>
          <style:tab-stop style:position="0.649cm"/>
        </style:tab-stops>
      </style:paragraph-properties>
      <style:text-properties fo:font-size="15pt" style:text-underline-style="solid" style:text-underline-width="bold" style:text-underline-color="font-color" fo:font-weight="bold" officeooo:rsid="001cc385" officeooo:paragraph-rsid="001cc385" style:font-size-asian="15pt" style:font-weight-asian="bold" style:font-size-complex="15pt" style:font-weight-complex="bold"/>
    </style:style>
    <style:style style:name="P89" style:family="paragraph" style:parent-style-name="Heading_20_3">
      <style:paragraph-properties fo:margin-left="0.176cm" fo:margin-right="0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1.122cm"/>
        </style:tab-stops>
      </style:paragraph-properties>
      <style:text-properties fo:color="#000000" style:font-name="Times New Roman" fo:font-size="15pt" fo:letter-spacing="-0.009cm" fo:font-style="normal" style:text-underline-style="solid" style:text-underline-width="auto" style:text-underline-color="font-color" fo:font-weight="bold" officeooo:rsid="002a24cf" officeooo:paragraph-rsid="002a24cf" fo:background-color="#ffffff" style:font-size-asian="15pt" style:font-style-asian="normal" style:font-weight-asian="bold" style:font-name-complex="Calibri" style:font-size-complex="15pt" style:font-style-complex="normal" style:font-weight-complex="bold"/>
    </style:style>
    <style:style style:name="P90" style:family="paragraph" style:parent-style-name="Heading_20_3">
      <style:paragraph-properties fo:margin-left="0.176cm" fo:margin-right="0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1.122cm"/>
        </style:tab-stops>
      </style:paragraph-properties>
      <style:text-properties fo:color="#212121" fo:font-size="10pt" fo:letter-spacing="-0.009cm" style:text-underline-style="none" fo:font-weight="normal" officeooo:rsid="002a24cf" officeooo:paragraph-rsid="002a24cf" fo:background-color="#ffffff" style:font-size-asian="10pt" style:font-weight-asian="normal" style:font-name-complex="Calibri" style:font-size-complex="12pt" style:font-weight-complex="normal"/>
    </style:style>
    <style:style style:name="P91" style:family="paragraph" style:parent-style-name="Text_20_body" style:master-page-name="Standard">
      <style:paragraph-properties fo:margin-left="0cm" fo:margin-right="0cm" fo:margin-top="0.018cm" fo:margin-bottom="0cm" loext:contextual-spacing="false" fo:text-indent="0cm" style:auto-text-indent="false" style:page-number="auto"/>
      <style:text-properties fo:font-size="11.5pt" fo:font-weight="bold" officeooo:paragraph-rsid="002a24cf" style:font-size-asian="11.5pt" style:font-weight-asian="bold"/>
    </style:style>
    <style:style style:name="P92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4pt" fo:font-weight="bold" officeooo:paragraph-rsid="002a24cf" style:font-size-asian="14pt" style:font-weight-asian="bold"/>
    </style:style>
    <style:style style:name="P93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color="#000000" style:font-name="Times New Roman" fo:font-size="15pt" fo:letter-spacing="-0.009cm" style:text-underline-style="solid" style:text-underline-width="auto" style:text-underline-color="font-color" fo:font-weight="bold" officeooo:paragraph-rsid="002a24cf" fo:background-color="#ffffff" style:font-size-asian="15pt" style:font-weight-asian="bold" style:font-name-complex="Calibri" style:font-size-complex="15pt"/>
    </style:style>
    <style:style style:name="P94" style:family="paragraph" style:parent-style-name="Text_20_body">
      <style:paragraph-properties fo:margin-left="0cm" fo:margin-right="0cm" fo:margin-top="0.018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style:font-name="Times New Roman" fo:font-size="15pt" fo:letter-spacing="-0.009cm" style:text-underline-style="solid" style:text-underline-width="auto" style:text-underline-color="font-color" officeooo:paragraph-rsid="002a24cf" fo:background-color="#ffffff" style:font-size-asian="15pt" style:font-name-complex="Calibri" style:font-size-complex="15pt"/>
    </style:style>
    <style:style style:name="P95" style:family="paragraph" style:parent-style-name="Text_20_body">
      <style:paragraph-properties fo:margin-left="0cm" fo:margin-right="0cm" fo:margin-top="0.018cm" fo:margin-bottom="0cm" loext:contextual-spacing="false" fo:line-height="100%" fo:text-align="start" style:justify-single-word="false" fo:text-indent="0cm" style:auto-text-indent="false">
        <style:tab-stops>
          <style:tab-stop style:position="1.122cm"/>
        </style:tab-stops>
      </style:paragraph-properties>
      <style:text-properties fo:color="#000000" style:font-name="Times New Roman" fo:font-size="15pt" fo:letter-spacing="-0.009cm" fo:font-style="normal" style:text-underline-style="solid" style:text-underline-width="auto" style:text-underline-color="font-color" fo:font-weight="bold" officeooo:rsid="0029f542" officeooo:paragraph-rsid="002a24cf" fo:background-color="#ffffff" style:font-size-asian="15pt" style:font-style-asian="normal" style:font-weight-asian="bold" style:font-name-complex="Calibri" style:font-size-complex="15pt" style:font-style-complex="normal" style:font-weight-complex="bold"/>
    </style:style>
    <style:style style:name="P96" style:family="paragraph" style:parent-style-name="Text_20_body">
      <style:paragraph-properties fo:margin-left="0cm" fo:margin-right="0cm" fo:margin-top="0.018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fo:font-size="15pt" fo:letter-spacing="-0.009cm" style:text-underline-style="solid" style:text-underline-width="auto" style:text-underline-color="font-color" officeooo:paragraph-rsid="002a24cf" fo:background-color="#ffffff" style:font-size-asian="15pt" style:font-name-complex="Calibri" style:font-size-complex="15pt"/>
    </style:style>
    <style:style style:name="P97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1.5pt" fo:font-weight="bold" officeooo:paragraph-rsid="002a24cf" style:font-size-asian="11.5pt" style:font-weight-asian="bold"/>
    </style:style>
    <style:style style:name="P98" style:family="paragraph" style:parent-style-name="Text_20_body">
      <style:paragraph-properties fo:margin-left="0cm" fo:margin-right="0cm" fo:margin-top="0.018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0pt" fo:letter-spacing="-0.009cm" style:text-underline-style="none" officeooo:paragraph-rsid="002a24cf" fo:background-color="#ffffff" style:font-size-asian="10pt" style:font-name-complex="Calibri" style:font-size-complex="12pt"/>
    </style:style>
    <style:style style:name="P99" style:family="paragraph" style:parent-style-name="Text_20_body">
      <style:paragraph-properties fo:margin-left="0cm" fo:margin-right="0cm" fo:margin-top="0.018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1.5pt" fo:letter-spacing="-0.009cm" style:text-underline-style="none" fo:font-weight="bold" officeooo:paragraph-rsid="00412211" fo:background-color="#ffffff" style:font-size-asian="11.5pt" style:font-weight-asian="bold" style:font-name-complex="Calibri"/>
    </style:style>
    <style:style style:name="P100" style:family="paragraph" style:parent-style-name="Text_20_body">
      <style:paragraph-properties fo:margin-left="0cm" fo:margin-right="0cm" fo:margin-top="0.018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1.5pt" fo:font-weight="bold" officeooo:paragraph-rsid="003faf0b" style:font-size-asian="11.5pt" style:font-weight-asian="bold" style:font-size-complex="12pt"/>
    </style:style>
    <style:style style:name="P101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9.5pt" fo:letter-spacing="-0.009cm" style:text-underline-style="none" officeooo:paragraph-rsid="0029f542" fo:background-color="#ffffff" style:font-size-asian="9.5pt" style:font-name-complex="Calibri"/>
    </style:style>
    <style:style style:name="P102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style:font-name="Arial" fo:font-size="10pt" fo:letter-spacing="-0.009cm" style:text-underline-style="none" fo:font-weight="bold" officeooo:paragraph-rsid="001cc385" fo:background-color="#ffffff" style:font-size-asian="10pt" style:font-weight-asian="bold" style:font-name-complex="Calibri" style:font-size-complex="12pt"/>
    </style:style>
    <style:style style:name="P103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0pt" fo:letter-spacing="-0.009cm" style:text-underline-style="none" officeooo:paragraph-rsid="0029f542" fo:background-color="#ffffff" style:font-size-asian="10pt" style:font-name-complex="Calibri"/>
    </style:style>
    <style:style style:name="P104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0pt" fo:letter-spacing="-0.009cm" style:text-underline-style="none" officeooo:paragraph-rsid="0029f542" fo:background-color="#ffffff" style:font-size-asian="10pt" style:font-name-complex="Calibri" style:font-size-complex="12pt"/>
    </style:style>
    <style:style style:name="P105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0pt" fo:letter-spacing="-0.009cm" style:text-underline-style="none" fo:font-weight="normal" officeooo:rsid="0029f542" officeooo:paragraph-rsid="0029f542" fo:background-color="#ffffff" style:font-size-asian="10pt" style:font-weight-asian="normal" style:font-name-complex="Calibri" style:font-size-complex="12pt" style:font-weight-complex="normal"/>
    </style:style>
    <style:style style:name="P106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style:font-name="Times New Roman" fo:font-size="10pt" fo:letter-spacing="-0.009cm" style:text-underline-style="none" fo:font-weight="normal" officeooo:paragraph-rsid="0029f542" fo:background-color="#ffffff" style:font-size-asian="10pt" style:font-weight-asian="normal" style:font-name-complex="Calibri" style:font-size-complex="12pt" style:font-weight-complex="normal"/>
    </style:style>
    <style:style style:name="P107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2pt" fo:letter-spacing="-0.011cm" fo:font-weight="normal" officeooo:paragraph-rsid="0029f542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2pt" officeooo:paragraph-rsid="0029f542" style:font-size-asian="12pt" style:font-size-complex="12pt"/>
    </style:style>
    <style:style style:name="P109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font-size="12pt" officeooo:paragraph-rsid="0029f542" style:font-size-asian="12pt" style:font-size-complex="12pt"/>
    </style:style>
    <style:style style:name="P110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style:font-name="Times New Roman" fo:font-size="15pt" fo:letter-spacing="-0.009cm" style:text-underline-style="solid" style:text-underline-width="auto" style:text-underline-color="font-color" officeooo:rsid="0029f542" officeooo:paragraph-rsid="0029f542" fo:background-color="#ffffff" style:font-size-asian="15pt" style:font-name-complex="Calibri" style:font-size-complex="15pt"/>
    </style:style>
    <style:style style:name="P111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fo:font-size="15pt" fo:letter-spacing="-0.009cm" style:text-underline-style="solid" style:text-underline-width="auto" style:text-underline-color="font-color" officeooo:rsid="0029f542" officeooo:paragraph-rsid="0029f542" fo:background-color="#ffffff" style:font-size-asian="15pt" style:font-name-complex="Calibri" style:font-size-complex="15pt"/>
    </style:style>
    <style:style style:name="P112" style:family="paragraph" style:parent-style-name="Text_20_body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fo:font-size="15pt" fo:letter-spacing="-0.009cm" style:text-underline-style="solid" style:text-underline-width="auto" style:text-underline-color="font-color" fo:font-weight="bold" officeooo:rsid="0029f542" officeooo:paragraph-rsid="0029f542" fo:background-color="#ffffff" style:font-size-asian="15pt" style:font-weight-asian="bold" style:font-name-complex="Calibri" style:font-size-complex="15pt" style:font-weight-complex="bold"/>
    </style:style>
    <style:style style:name="P113" style:family="paragraph" style:parent-style-name="Text_20_body">
      <style:paragraph-properties fo:margin-left="0cm" fo:margin-right="0cm" fo:margin-top="0.012cm" fo:margin-bottom="0cm" loext:contextual-spacing="false" fo:text-indent="0cm" style:auto-text-indent="false"/>
      <style:text-properties fo:font-size="9.5pt" officeooo:paragraph-rsid="0029f542" style:font-size-asian="9.5pt"/>
    </style:style>
    <style:style style:name="P114" style:family="paragraph" style:parent-style-name="Heading_20_3" style:list-style-name="WWNum1">
      <style:paragraph-properties fo:margin-left="0.176cm" fo:margin-right="0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4pt" officeooo:paragraph-rsid="001cc385" style:font-size-asian="14pt" style:font-size-complex="14pt"/>
    </style:style>
    <style:style style:name="P115" style:family="paragraph" style:parent-style-name="Heading_20_3">
      <style:paragraph-properties fo:margin-left="0.176cm" fo:margin-right="0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1.122cm"/>
        </style:tab-stops>
      </style:paragraph-properties>
      <style:text-properties fo:color="#212121" fo:font-size="10pt" fo:letter-spacing="-0.009cm" style:text-underline-style="none" fo:font-weight="normal" officeooo:rsid="002a24cf" officeooo:paragraph-rsid="002a24cf" fo:background-color="#ffffff" style:font-size-asian="10pt" style:font-weight-asian="normal" style:font-name-complex="Calibri" style:font-size-complex="12pt" style:font-weight-complex="normal"/>
    </style:style>
    <style:style style:name="P116" style:family="paragraph" style:parent-style-name="Heading_20_3" style:list-style-name="WWNum1">
      <style:paragraph-properties fo:margin-left="0.176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4pt" officeooo:paragraph-rsid="001cc385" style:font-size-asian="14pt" style:font-size-complex="14pt"/>
    </style:style>
    <style:style style:name="P117" style:family="paragraph" style:parent-style-name="Heading_20_3" style:list-style-name="WWNum1">
      <style:paragraph-properties fo:margin-left="0.176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4pt" officeooo:paragraph-rsid="001cc385" style:font-size-asian="14pt" style:font-size-complex="14pt"/>
    </style:style>
    <style:style style:name="P118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4pt" officeooo:paragraph-rsid="0029f542" style:font-size-asian="14pt" style:font-size-complex="14pt"/>
    </style:style>
    <style:style style:name="P119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2pt" fo:font-weight="normal" officeooo:paragraph-rsid="0029f542" style:font-size-asian="12pt" style:font-weight-asian="normal" style:font-size-complex="12pt" style:font-weight-complex="normal"/>
    </style:style>
    <style:style style:name="P120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style:font-name="Times New Roman" fo:font-size="12pt" officeooo:paragraph-rsid="0029f542" style:font-size-asian="12pt" style:font-size-complex="12pt"/>
    </style:style>
    <style:style style:name="P121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000000" style:font-name="Times New Roman" fo:font-size="12pt" fo:font-weight="normal" officeooo:paragraph-rsid="0029f542" style:font-size-asian="12pt" style:font-weight-asian="normal" style:font-size-complex="12pt" style:font-weight-complex="normal"/>
    </style:style>
    <style:style style:name="P122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officeooo:paragraph-rsid="0029f542"/>
    </style:style>
    <style:style style:name="P123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font-size="9.5pt" officeooo:paragraph-rsid="0029f542" style:font-size-asian="9.5pt"/>
    </style:style>
    <style:style style:name="P124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0pt" fo:letter-spacing="-0.009cm" style:text-underline-style="none" officeooo:paragraph-rsid="0029f542" fo:background-color="#ffffff" style:font-size-asian="10pt" style:font-name-complex="Calibri"/>
    </style:style>
    <style:style style:name="P125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0pt" fo:letter-spacing="-0.009cm" style:text-underline-style="none" fo:font-weight="normal" officeooo:rsid="0029f542" officeooo:paragraph-rsid="0029f542" fo:background-color="#ffffff" style:font-size-asian="10pt" style:font-weight-asian="normal" style:font-name-complex="Calibri" style:font-size-complex="12pt" style:font-weight-complex="normal"/>
    </style:style>
    <style:style style:name="P126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fo:font-size="12pt" fo:letter-spacing="-0.009cm" style:text-underline-style="none" officeooo:paragraph-rsid="0029f542" fo:background-color="#ffffff" style:font-size-asian="12pt" style:font-name-complex="Calibri"/>
    </style:style>
    <style:style style:name="P127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style:font-name="Times New Roman" fo:font-size="14pt" fo:letter-spacing="-0.009cm" style:text-underline-style="none" fo:font-weight="bold" officeooo:rsid="001df3a3" officeooo:paragraph-rsid="0029f542" fo:background-color="#ffffff" style:font-size-asian="14pt" style:font-weight-asian="bold" style:font-name-complex="Calibri" style:font-size-complex="14pt" style:font-weight-complex="bold"/>
    </style:style>
    <style:style style:name="P128" style:family="paragraph" style:parent-style-name="List_20_Paragraph">
      <style:paragraph-properties fo:margin-left="0.176cm" fo:margin-right="11.074cm" fo:margin-top="0.162cm" fo:margin-bottom="0cm" loext:contextual-spacing="false" fo:line-height="100%" fo:text-align="start" style:justify-single-word="false" fo:text-indent="0cm" style:auto-text-indent="false">
        <style:tab-stops>
          <style:tab-stop style:position="0.885cm"/>
        </style:tab-stops>
      </style:paragraph-properties>
      <style:text-properties fo:color="#212121" style:font-name="Times New Roman" fo:font-size="12pt" fo:letter-spacing="-0.009cm" style:text-underline-style="none" officeooo:paragraph-rsid="0029f542" fo:background-color="#ffffff" style:font-size-asian="12pt" style:font-name-complex="Calibri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2a24cf" style:font-size-asian="14pt"/>
    </style:style>
    <style:style style:name="T4" style:family="text">
      <style:text-properties fo:font-size="14pt" officeooo:rsid="002b5ba5" style:font-size-asian="14pt"/>
    </style:style>
    <style:style style:name="T5" style:family="text">
      <style:text-properties fo:font-size="14pt" officeooo:rsid="002ca7b0" style:font-size-asian="14pt"/>
    </style:style>
    <style:style style:name="T6" style:family="text">
      <style:text-properties fo:font-size="14pt" officeooo:rsid="002cfd73" style:font-size-asian="14pt"/>
    </style:style>
    <style:style style:name="T7" style:family="text">
      <style:text-properties fo:font-size="14pt" officeooo:rsid="002dc35e" style:font-size-asian="14pt"/>
    </style:style>
    <style:style style:name="T8" style:family="text">
      <style:text-properties fo:font-size="14pt" officeooo:rsid="002dea6b" style:font-size-asian="14pt"/>
    </style:style>
    <style:style style:name="T9" style:family="text">
      <style:text-properties fo:font-size="14pt" officeooo:rsid="002e7c18" style:font-size-asian="14pt"/>
    </style:style>
    <style:style style:name="T10" style:family="text">
      <style:text-properties fo:font-size="14pt" officeooo:rsid="002fb5ae" style:font-size-asian="14pt"/>
    </style:style>
    <style:style style:name="T11" style:family="text">
      <style:text-properties fo:font-size="14pt" officeooo:rsid="0031a9f0" style:font-size-asian="14pt"/>
    </style:style>
    <style:style style:name="T12" style:family="text">
      <style:text-properties fo:font-size="14pt" officeooo:rsid="003240eb" style:font-size-asian="14pt"/>
    </style:style>
    <style:style style:name="T13" style:family="text">
      <style:text-properties fo:font-size="14pt" officeooo:rsid="0033e1aa" style:font-size-asian="14pt"/>
    </style:style>
    <style:style style:name="T14" style:family="text">
      <style:text-properties fo:font-size="14pt" officeooo:rsid="003502f1" style:font-size-asian="14pt"/>
    </style:style>
    <style:style style:name="T15" style:family="text">
      <style:text-properties fo:font-size="14pt" officeooo:rsid="00412211" style:font-size-asian="14pt"/>
    </style:style>
    <style:style style:name="T16" style:family="text">
      <style:text-properties fo:letter-spacing="0.004cm"/>
    </style:style>
    <style:style style:name="T17" style:family="text">
      <style:text-properties fo:color="#000000"/>
    </style:style>
    <style:style style:name="T1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00" fo:font-size="12pt" fo:letter-spacing="-0.009cm" fo:font-weight="bold" style:font-size-asian="12pt" style:font-weight-asian="bold" style:font-size-complex="12pt" style:font-weight-complex="bold"/>
    </style:style>
    <style:style style:name="T20" style:family="text">
      <style:text-properties fo:color="#000000" fo:font-size="12pt" fo:letter-spacing="-0.009cm" fo:font-weight="bold" officeooo:rsid="001df3a3" style:font-size-asian="12pt" style:font-weight-asian="bold" style:font-size-complex="12pt" style:font-weight-complex="bold"/>
    </style:style>
    <style:style style:name="T21" style:family="text">
      <style:text-properties fo:color="#000000" style:font-name="Arial1" fo:font-size="12pt" fo:letter-spacing="-0.009cm" fo:font-weight="bold" style:font-size-asian="12pt" style:font-weight-asian="bold" style:font-size-complex="12pt" style:font-weight-complex="bold"/>
    </style:style>
    <style:style style:name="T22" style:family="text">
      <style:text-properties fo:color="#000000" fo:letter-spacing="-0.009cm"/>
    </style:style>
    <style:style style:name="T23" style:family="text">
      <style:text-properties fo:color="#000000" fo:letter-spacing="-0.009cm" fo:font-weight="bold" style:font-weight-asian="bold" style:font-weight-complex="bold"/>
    </style:style>
    <style:style style:name="T24" style:family="text">
      <style:text-properties fo:color="#000000" fo:letter-spacing="-0.009cm" fo:font-weight="bold" officeooo:rsid="001df3a3" style:font-weight-asian="bold" style:font-weight-complex="bold"/>
    </style:style>
    <style:style style:name="T25" style:family="text">
      <style:text-properties fo:color="#000000" fo:letter-spacing="-0.009cm" fo:font-weight="bold" officeooo:rsid="0036c773" style:font-weight-asian="bold" style:font-weight-complex="bold"/>
    </style:style>
    <style:style style:name="T26" style:family="text">
      <style:text-properties fo:color="#000000" fo:letter-spacing="-0.009cm" style:text-underline-style="none"/>
    </style:style>
    <style:style style:name="T27" style:family="text">
      <style:text-properties fo:color="#000000" fo:letter-spacing="-0.009cm" style:text-underline-style="none" fo:background-color="#ffffff" loext:char-shading-value="0" style:font-name-complex="Calibri"/>
    </style:style>
    <style:style style:name="T28" style:family="text">
      <style:text-properties fo:color="#000000" fo:letter-spacing="-0.009cm" style:text-underline-style="none" fo:font-weight="normal" fo:background-color="#ffffff" loext:char-shading-value="0" style:font-weight-asian="normal" style:font-name-complex="Calibri" style:font-weight-complex="normal"/>
    </style:style>
    <style:style style:name="T29" style:family="text">
      <style:text-properties fo:color="#000000" fo:letter-spacing="-0.009cm" fo:background-color="#ffffff" loext:char-shading-value="0" style:font-name-complex="Calibri"/>
    </style:style>
    <style:style style:name="T30" style:family="text">
      <style:text-properties fo:color="#000000" fo:letter-spacing="-0.009cm" fo:font-weight="normal" style:font-weight-asian="normal" style:font-weight-complex="normal"/>
    </style:style>
    <style:style style:name="T31" style:family="text">
      <style:text-properties fo:color="#000000" fo:letter-spacing="-0.009cm" fo:font-weight="normal" officeooo:rsid="001df3a3" style:font-weight-asian="normal" style:font-weight-complex="normal"/>
    </style:style>
    <style:style style:name="T32" style:family="text">
      <style:text-properties fo:color="#000000" officeooo:rsid="001df3a3"/>
    </style:style>
    <style:style style:name="T33" style:family="text">
      <style:text-properties fo:color="#000000" fo:background-color="#ffffff" loext:char-shading-value="0" style:font-name-complex="Calibri"/>
    </style:style>
    <style:style style:name="T34" style:family="text">
      <style:text-properties fo:color="#000000" style:font-name="Times New Roman" fo:font-size="12pt" fo:letter-spacing="-0.009cm" style:text-underline-style="none" style:font-size-asian="12pt" style:font-size-complex="12pt"/>
    </style:style>
    <style:style style:name="T35" style:family="text">
      <style:text-properties fo:color="#000000" style:font-name="Times New Roman" fo:letter-spacing="-0.009cm" style:text-underline-style="none" fo:font-weight="normal" fo:background-color="#ffffff" loext:char-shading-value="0" style:font-weight-asian="normal" style:font-name-complex="Calibri" style:font-weight-complex="normal"/>
    </style:style>
    <style:style style:name="T36" style:family="text">
      <style:text-properties fo:color="#000000" style:font-name="Times New Roman" fo:font-size="14pt" fo:letter-spacing="-0.009cm" fo:font-weight="bold" style:font-size-asian="14pt" style:font-weight-asian="bold" style:font-size-complex="14pt" style:font-weight-complex="bold"/>
    </style:style>
    <style:style style:name="T37" style:family="text">
      <style:text-properties fo:color="#000000" style:font-name="Times New Roman" fo:font-size="14pt" fo:letter-spacing="-0.009cm" fo:font-weight="bold" officeooo:rsid="0036c773" style:font-size-asian="14pt" style:font-weight-asian="bold" style:font-size-complex="14pt" style:font-weight-complex="bold"/>
    </style:style>
    <style:style style:name="T38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39" style:family="text">
      <style:text-properties fo:color="#000000" style:font-name="Times New Roman" fo:background-color="#ffffff" loext:char-shading-value="0" style:font-size-complex="12pt"/>
    </style:style>
    <style:style style:name="T40" style:family="text">
      <style:text-properties fo:color="#000000" style:font-name="Times New Roman" style:font-size-complex="12pt"/>
    </style:style>
    <style:style style:name="T41" style:family="text">
      <style:text-properties fo:color="#000000" fo:font-weight="normal" fo:background-color="#ffffff" loext:char-shading-value="0" style:font-weight-asian="normal" style:font-name-complex="Calibri" style:font-weight-complex="normal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letter-spacing="-0.005cm"/>
    </style:style>
    <style:style style:name="T44" style:family="text">
      <style:text-properties fo:color="#212121" fo:font-size="10pt" fo:letter-spacing="-0.009cm" style:text-underline-style="none" fo:background-color="#ffffff" loext:char-shading-value="0" style:font-size-asian="10pt" style:font-name-complex="Calibri"/>
    </style:style>
    <style:style style:name="T45" style:family="text">
      <style:text-properties fo:color="#212121" fo:letter-spacing="-0.009cm" style:text-underline-style="none" fo:background-color="#ffffff" loext:char-shading-value="0" style:font-name-complex="Calibri"/>
    </style:style>
    <style:style style:name="T46" style:family="text">
      <style:text-properties fo:color="#212121" fo:letter-spacing="-0.009cm" style:text-underline-style="none" officeooo:rsid="001df3a3" fo:background-color="#ffffff" loext:char-shading-value="0" style:font-name-complex="Calibri"/>
    </style:style>
    <style:style style:name="T47" style:family="text">
      <style:text-properties fo:color="#212121" fo:letter-spacing="-0.009cm" style:text-underline-style="none" fo:font-weight="bold" fo:background-color="#ffffff" loext:char-shading-value="0" style:font-weight-asian="bold" style:font-name-complex="Calibri" style:font-weight-complex="bold"/>
    </style:style>
    <style:style style:name="T48" style:family="text">
      <style:text-properties fo:color="#212121" fo:letter-spacing="-0.009cm" style:text-underline-style="none" fo:font-weight="bold" officeooo:rsid="001df3a3" fo:background-color="#ffffff" loext:char-shading-value="0" style:font-weight-asian="bold" style:font-name-complex="Calibri" style:font-weight-complex="bold"/>
    </style:style>
    <style:style style:name="T49" style:family="text">
      <style:text-properties fo:color="#212121" fo:letter-spacing="-0.009cm" style:text-underline-style="none" fo:font-weight="normal" fo:background-color="#ffffff" loext:char-shading-value="0" style:font-weight-asian="normal" style:font-name-complex="Calibri" style:font-weight-complex="normal"/>
    </style:style>
    <style:style style:name="T50" style:family="text">
      <style:text-properties fo:color="#212121" fo:letter-spacing="-0.009cm" fo:background-color="#ffffff" loext:char-shading-value="0" style:font-name-complex="Calibri"/>
    </style:style>
    <style:style style:name="T51" style:family="text">
      <style:text-properties fo:color="#212121" fo:letter-spacing="-0.009cm" officeooo:rsid="001df3a3" fo:background-color="#ffffff" loext:char-shading-value="0" style:font-name-complex="Calibri"/>
    </style:style>
    <style:style style:name="T52" style:family="text">
      <style:text-properties fo:color="#212121" style:font-name="Times New Roman" fo:font-size="12pt" fo:letter-spacing="-0.009cm" style:text-underline-style="none" fo:background-color="#ffffff" loext:char-shading-value="0" style:font-size-asian="12pt" style:font-name-complex="Calibri" style:font-size-complex="12pt"/>
    </style:style>
    <style:style style:name="T53" style:family="text">
      <style:text-properties fo:color="#212121" style:font-name="Times New Roman" fo:letter-spacing="-0.009cm" style:text-underline-style="none" fo:font-weight="normal" fo:background-color="#ffffff" loext:char-shading-value="0" style:font-weight-asian="normal" style:font-name-complex="Calibri" style:font-weight-complex="normal"/>
    </style:style>
    <style:style style:name="T54" style:family="text">
      <style:text-properties fo:color="#212121" fo:background-color="#ffffff" loext:char-shading-value="0" style:font-name-complex="Calibri"/>
    </style:style>
    <style:style style:name="T55" style:family="text">
      <style:text-properties fo:color="#212121" fo:font-weight="normal" fo:background-color="#ffffff" loext:char-shading-value="0" style:font-weight-asian="normal" style:font-name-complex="Calibri" style:font-weight-complex="normal"/>
    </style:style>
    <style:style style:name="T56" style:family="text">
      <style:text-properties fo:color="#212121" fo:font-size="14pt" fo:letter-spacing="-0.009cm" style:text-underline-style="none" fo:background-color="#ffffff" loext:char-shading-value="0" style:font-size-asian="14pt" style:font-name-complex="Calibri"/>
    </style:style>
    <style:style style:name="T57" style:family="text">
      <style:text-properties fo:color="#212121" fo:font-size="14pt" fo:letter-spacing="-0.009cm" style:text-underline-style="none" officeooo:rsid="002a24cf" fo:background-color="#ffffff" loext:char-shading-value="0" style:font-size-asian="14pt" style:font-name-complex="Calibri"/>
    </style:style>
    <style:style style:name="T58" style:family="text">
      <style:text-properties fo:color="#212121" fo:font-size="14pt" fo:letter-spacing="-0.009cm" style:text-underline-style="none" officeooo:rsid="002cfd73" fo:background-color="#ffffff" loext:char-shading-value="0" style:font-size-asian="14pt" style:font-name-complex="Calibri"/>
    </style:style>
    <style:style style:name="T59" style:family="text">
      <style:text-properties fo:color="#212121" fo:font-size="14pt" fo:letter-spacing="-0.009cm" style:text-underline-style="none" officeooo:rsid="003faf0b" fo:background-color="#ffffff" loext:char-shading-value="0" style:font-size-asian="14pt" style:font-name-complex="Calibri"/>
    </style:style>
    <style:style style:name="T60" style:family="text">
      <style:text-properties fo:font-variant="normal" fo:text-transform="none" fo:color="#212121" fo:letter-spacing="-0.009cm" fo:font-style="normal" style:text-underline-style="none" fo:font-weight="normal" fo:background-color="#ffffff" loext:char-shading-value="0" style:font-style-asian="normal" style:font-weight-asian="normal" style:font-name-complex="Calibri" style:font-weight-complex="bold"/>
    </style:style>
    <style:style style:name="T61" style:family="text">
      <style:text-properties fo:font-variant="normal" fo:text-transform="none" fo:color="#212121" fo:letter-spacing="normal" fo:font-style="normal" fo:font-weight="normal" style:font-style-asian="normal" style:font-weight-asian="normal"/>
    </style:style>
    <style:style style:name="T62" style:family="text">
      <style:text-properties fo:font-variant="normal" fo:text-transform="none" fo:color="#212121" fo:letter-spacing="normal" fo:font-style="normal" fo:font-weight="normal" officeooo:rsid="001df3a3" style:font-style-asian="normal" style:font-weight-asian="normal"/>
    </style:style>
    <style:style style:name="T63" style:family="text">
      <style:text-properties fo:font-variant="normal" fo:text-transform="none" fo:color="#212121" fo:letter-spacing="normal" fo:font-style="normal" fo:background-color="#ffffff" loext:char-shading-value="0" style:font-style-asian="normal" style:font-name-complex="Calibri"/>
    </style:style>
    <style:style style:name="T64" style:family="text">
      <style:text-properties fo:font-variant="normal" fo:text-transform="none" fo:color="#212121" fo:letter-spacing="normal" fo:font-style="normal" fo:font-weight="bold" style:font-style-asian="normal" style:font-weight-asian="bold" style:font-weight-complex="bold"/>
    </style:style>
    <style:style style:name="T65" style:family="text">
      <style:text-properties fo:font-variant="normal" fo:text-transform="none" fo:color="#212121" fo:letter-spacing="normal" fo:font-style="normal" fo:font-weight="bold" officeooo:rsid="001df3a3" style:font-style-asian="normal" style:font-weight-asian="bold" style:font-weight-complex="bold"/>
    </style:style>
    <style:style style:name="T66" style:family="text">
      <style:text-properties fo:font-variant="normal" fo:text-transform="none" fo:color="#212121" fo:letter-spacing="normal" fo:language="en" fo:country="US" fo:font-style="normal" fo:font-weight="bold" officeooo:rsid="001df3a3" style:font-style-asian="normal" style:font-weight-asian="bold" style:font-weight-complex="bold"/>
    </style:style>
    <style:style style:name="T67" style:family="text">
      <style:text-properties fo:font-variant="normal" fo:text-transform="none" fo:color="#212121" style:font-name="Times New Roman" fo:font-size="14pt" fo:letter-spacing="normal" fo:font-style="normal" fo:font-weight="bold" style:font-size-asian="14pt" style:font-style-asian="normal" style:font-weight-asian="bold" style:font-size-complex="14pt" style:font-weight-complex="bold"/>
    </style:style>
    <style:style style:name="T68" style:family="text">
      <style:text-properties fo:font-variant="normal" fo:text-transform="none" fo:color="#212121" style:font-name="Times New Roman" fo:font-size="14pt" fo:letter-spacing="normal" fo:font-style="normal" fo:font-weight="bold" officeooo:rsid="001df3a3" style:font-size-asian="14pt" style:font-style-asian="normal" style:font-weight-asian="bold" style:font-size-complex="14pt" style:font-weight-complex="bold"/>
    </style:style>
    <style:style style:name="T69" style:family="text">
      <style:text-properties fo:font-variant="normal" fo:text-transform="none" fo:color="#212121" style:font-name="Times New Roman" fo:font-size="14pt" fo:letter-spacing="normal" fo:language="en" fo:country="US" fo:font-style="normal" fo:font-weight="bold" officeooo:rsid="001df3a3" style:font-size-asian="14pt" style:font-style-asian="normal" style:font-weight-asian="bold" style:font-size-complex="14pt" style:font-weight-complex="bold"/>
    </style:style>
    <style:style style:name="T70" style:family="text">
      <style:text-properties fo:font-variant="normal" fo:text-transform="none" fo:color="#000000" fo:letter-spacing="-0.009cm" fo:font-style="normal" style:text-underline-style="none" fo:font-weight="normal" fo:background-color="#ffffff" loext:char-shading-value="0" style:font-style-asian="normal" style:font-weight-asian="normal" style:font-name-complex="Calibri" style:font-weight-complex="bold"/>
    </style:style>
    <style:style style:name="T71" style:family="text">
      <style:text-properties fo:font-variant="normal" fo:text-transform="none" fo:color="#000000" fo:letter-spacing="-0.009cm" fo:font-style="normal" fo:font-weight="bold" style:font-style-asian="normal" style:font-weight-asian="bold" style:font-weight-complex="bold"/>
    </style:style>
    <style:style style:name="T72" style:family="text">
      <style:text-properties fo:font-variant="normal" fo:text-transform="none" fo:color="#000000" fo:letter-spacing="-0.009cm" fo:font-style="normal" fo:font-weight="bold" officeooo:rsid="001df3a3" style:font-style-asian="normal" style:font-weight-asian="bold" style:font-weight-complex="bold"/>
    </style:style>
    <style:style style:name="T73" style:family="text">
      <style:text-properties fo:font-variant="normal" fo:text-transform="none" fo:color="#000000" fo:letter-spacing="-0.009cm" fo:font-style="normal" fo:font-weight="normal" style:font-style-asian="normal" style:font-weight-asian="normal" style:font-weight-complex="normal"/>
    </style:style>
    <style:style style:name="T74" style:family="text">
      <style:text-properties fo:font-variant="normal" fo:text-transform="none" fo:color="#000000" fo:letter-spacing="-0.009cm" fo:language="en" fo:country="US" fo:font-style="normal" fo:font-weight="bold" officeooo:rsid="001df3a3" style:font-weight-asian="bold" style:font-weight-complex="bold"/>
    </style:style>
    <style:style style:name="T75" style:family="text">
      <style:text-properties fo:font-variant="normal" fo:text-transform="none" fo:color="#000000" fo:letter-spacing="-0.009cm" fo:language="en" fo:country="US" fo:font-style="normal" fo:font-weight="bold" style:font-style-asian="normal" style:font-weight-asian="bold" style:font-weight-complex="bold"/>
    </style:style>
    <style:style style:name="T76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77" style:family="text">
      <style:text-properties fo:font-variant="normal" fo:text-transform="none" fo:color="#000000" style:font-name="Times New Roman" fo:font-size="14pt" fo:letter-spacing="-0.009cm" fo:font-style="normal" fo:font-weight="bold" officeooo:rsid="001df3a3" style:font-size-asian="14pt" style:font-style-asian="normal" style:font-weight-asian="bold" style:font-size-complex="14pt" style:font-weight-complex="bold"/>
    </style:style>
    <style:style style:name="T78" style:family="text">
      <style:text-properties fo:background-color="#ffffff" loext:char-shading-value="0"/>
    </style:style>
    <style:style style:name="T79" style:family="text">
      <style:text-properties officeooo:rsid="00383ad2"/>
    </style:style>
    <style:style style:name="T80" style:family="text">
      <style:text-properties style:font-name="Times New Roman" fo:background-color="#ffffff" loext:char-shading-value="0" style:font-size-complex="12pt"/>
    </style:style>
    <style:style style:name="T81" style:family="text">
      <style:text-properties style:font-name="Times New Roman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tab/><text:tab/><text:tab/><text:tab/><text:tab/><text:tab/><text:span text:style-name="T2">&lt;</text:span><text:span text:style-name="T3">PepeFİt</text:span><text:span text:style-name="T2">&gt; Test Cases: &lt;</text:span><text:span text:style-name="T3">Login</text:span><text:span text:style-name="T2">&gt;</text:span></text:p>
      <text:p text:style-name="P5"/>
      <text:p text:style-name="P3"><text:tab/><text:tab/><text:tab/><text:tab/><text:tab/><text:tab/></text:p>
      <text:p text:style-name="P5"/>
      <text:p text:style-name="P5"/>
      <text:p text:style-name="P5"/>
      <text:p text:style-name="P5"/>
      <text:p text:style-name="P4">1.LOGİN</text:p>
      <text:p text:style-name="P2"/>
      <text:list xml:id="list4207542682" text:style-name="WWNum1">
        <text:list-item>
          <text:list>
            <text:list-header>
              <text:h text:style-name="P114" text:outline-level="4"><text:span text:style-name="T79">1.1</text:span>– Wrong Data For <text:span text:style-name="T16">Login</text:span></text:h>
            </text:list-header>
          </text:list>
        </text:list-item>
      </text:list>
      <text:p text:style-name="P46">Description: Test for login operation with non-existent user info. Expected: Error message appears and user could not login.</text:p>
      <text:p text:style-name="P22">Pre-conditions: Login window is active.</text:p>
      <text:p text:style-name="P41">Post-conditions: Login windows is active with empty forms.</text:p>
      <text:p text:style-name="P38"/>
      <text:p text:style-name="P40"/>
      <text:list xml:id="list145109098706394" text:continue-numbering="true" text:style-name="WWNum1">
        <text:list-item>
          <text:list>
            <text:list-header>
              <text:h text:style-name="P116" text:outline-level="4"><text:span text:style-name="T79">1.2</text:span>– Valid Data <text:s/>For Login</text:h>
            </text:list-header>
          </text:list>
        </text:list-item>
      </text:list>
      <text:p text:style-name="P47">Description: Test for login operation with a valid user info. Pre-conditions: <text:span text:style-name="T17">Actor</text:span> registered and login windows is active. Post-conditions: Home window for member is active.</text:p>
      <text:p text:style-name="P22">Data required: username and password</text:p>
      <text:p text:style-name="P12"/>
      <text:p text:style-name="P12"/>
      <text:p text:style-name="P35"/>
      <text:list xml:id="list145109185248822" text:continue-numbering="true" text:style-name="WWNum1">
        <text:list-item>
          <text:list>
            <text:list-header>
              <text:h text:style-name="P117" text:outline-level="4"><text:span text:style-name="T79">1.3</text:span>– Empty Data For <text:span text:style-name="T43">Login</text:span></text:h>
            </text:list-header>
          </text:list>
        </text:list-item>
      </text:list>
      <text:p text:style-name="P48">Description: Test for login operation with empty user info. Expected: Error message appears and user could not login. Pre-conditions: Login window is active.</text:p>
      <text:p text:style-name="P39">Post-conditions: Login windows is active with empty forms</text:p>
      <text:p text:style-name="P45"/>
      <text:p text:style-name="P51"/>
      <text:p text:style-name="P51"/>
      <text:p text:style-name="P51"/>
      <text:p text:style-name="P51"/>
      <text:p text:style-name="P3"><text:soft-page-break/><text:tab/><text:tab/><text:tab/><text:tab/><text:tab/><text:tab/><text:span text:style-name="T2">&lt;</text:span><text:span text:style-name="T3">PepeFİt</text:span><text:span text:style-name="T2">&gt; Test Cases: &lt;</text:span><text:span text:style-name="T3">Log</text:span><text:span text:style-name="T14">out</text:span><text:span text:style-name="T2">&gt;</text:span></text:p>
      <text:p text:style-name="P6"><text:tab/><text:tab/><text:tab/><text:tab/><text:tab/><text:tab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4">2. <text:span text:style-name="T43">Logout</text:span></text:p>
      <text:p text:style-name="P51"/>
      <text:p text:style-name="P51"/>
      <text:p text:style-name="P51"/>
      <text:p text:style-name="P51"/>
      <text:p text:style-name="P36">2.1 – Logout</text:p>
      <text:p text:style-name="P37"/>
      <text:p text:style-name="P42">Description: Test for logout operation for member user.</text:p>
      <text:p text:style-name="P49">Pre-conditions: Actor is logged in.Pushed the “logout” button on the interface. <text:s text:c="3"/>Post-conditions: Actor logged out.</text:p>
      <text:p text:style-name="P19">Data required: Actor credentials.</text:p>
      <text:p text:style-name="P52"/>
      <text:p text:style-name="P5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3"><text:tab/><text:tab/><text:tab/><text:tab/><text:tab/><text:tab/><text:span text:style-name="T2">&lt;</text:span><text:span text:style-name="T3">PepeFİt</text:span><text:span text:style-name="T2">&gt; Test Cases: &lt;</text:span><text:span text:style-name="T13">Load Student</text:span><text:span text:style-name="T2">&gt;</text:span></text:p>
      <text:p text:style-name="P6"/>
      <text:p text:style-name="P51"/>
      <text:p text:style-name="P51"/>
      <text:p text:style-name="P57"/>
      <text:p text:style-name="P88">3.Load <text:s/>Student</text:p>
      <text:p text:style-name="P50"/>
      <text:p text:style-name="P59"><text:span text:style-name="T38">3.1 –</text:span><text:span text:style-name="T67">The Trainer wants to View the Student.</text:span><text:span text:style-name="T38"> </text:span><text:span text:style-name="T18"><text:line-break/></text:span></text:p>
      <text:p text:style-name="P62">Description:Test for load student operation for trainer.</text:p>
      <text:p text:style-name="P62">Pre-Conditions:Actor must be trainer.</text:p>
      <text:p text:style-name="P78"><text:span text:style-name="T17">Post Conditions:T</text:span><text:span text:style-name="T54">he information of the person is displayed on screen.</text:span></text:p>
      <text:p text:style-name="P32"><text:span text:style-name="T54"><text:s text:c="2"/></text:span><text:span text:style-name="T55">Data required: </text:span><text:span text:style-name="T41">Actor</text:span><text:span text:style-name="T55"> credentials.</text:span></text:p>
      <text:p text:style-name="P24"/>
      <text:p text:style-name="P24"/>
      <text:p text:style-name="P83"><text:span text:style-name="T42">3.2 – </text:span><text:span text:style-name="T64">The Student wants to View the Student.</text:span><text:span text:style-name="T42"> </text:span></text:p>
      <text:p text:style-name="P65">Description:Test for load student operation for student .</text:p>
      <text:p text:style-name="P65">Pre-Conditions:Actor must be trainer.</text:p>
      <text:p text:style-name="P81"><text:span text:style-name="T17">Post Conditions: T</text:span><text:span text:style-name="T54">he information of the person doesnt displayed on screen</text:span></text:p>
      <text:p text:style-name="P14"><text:span text:style-name="T54"><text:s text:c="2"/>Data required: </text:span><text:span text:style-name="T33">Actor</text:span><text:span text:style-name="T54"> credentials.</text:span></text:p>
      <text:p text:style-name="P53"/>
      <text:p text:style-name="P51"/>
      <text:p text:style-name="P51"/>
      <text:p text:style-name="P51"/>
      <text:p text:style-name="P51"/>
      <text:p text:style-name="P51"/>
      <text:p text:style-name="P51"/>
      <text:p text:style-name="P3"><text:soft-page-break/><text:tab/><text:tab/><text:tab/><text:tab/><text:tab/><text:tab/><text:span text:style-name="T2">&lt;</text:span><text:span text:style-name="T3">PepeFİt</text:span><text:span text:style-name="T2">&gt; Test Cases: &lt;</text:span><text:span text:style-name="T12">Get Progress</text:span><text:span text:style-name="T2">&gt;</text:span></text:p>
      <text:p text:style-name="P7"/>
      <text:p text:style-name="P55">4.Get Progress</text:p>
      <text:p text:style-name="P51"/>
      <text:p text:style-name="P51"/>
      <text:p text:style-name="P82"><text:span text:style-name="T23">4.1 – </text:span><text:bookmark text:name="tw-target-text"/><text:span text:style-name="T75">New Member Wants to View Progress.</text:span></text:p>
      <text:p text:style-name="P61"/>
      <text:p text:style-name="P63">Description:Test for get progress operation for new actor’s info. </text:p>
      <text:p text:style-name="P63">Expected: Error message appears and user could not display progress info.</text:p>
      <text:p text:style-name="P63">Pre-Conditions:Actor can not be a new member.</text:p>
      <text:p text:style-name="P77"><text:span text:style-name="T22">Post Conditions: T</text:span><text:span text:style-name="T50">he progress information of the person doesnt displayed on screen</text:span></text:p>
      <text:p text:style-name="P73"/>
      <text:p text:style-name="P71"/>
      <text:p text:style-name="P82"><text:span text:style-name="T23">4.2 – Old</text:span><text:span text:style-name="T75"> Member Wants to View Progress.</text:span></text:p>
      <text:p text:style-name="P66">Description:Test for get progress operation for actor’s info.</text:p>
      <text:p text:style-name="P66">Pre-Conditions:Actor can not be a new member.</text:p>
      <text:p text:style-name="P80"><text:span text:style-name="T29">Post Conditions: T</text:span><text:span text:style-name="T50">he progress information of the person <text:s/>displayed on screen</text:span></text:p>
      <text:p text:style-name="P13"><text:span text:style-name="T50"><text:s text:c="2"/>Data required: </text:span><text:span text:style-name="T29">Actor</text:span><text:span text:style-name="T50"> credentials.</text:span></text:p>
      <text:p text:style-name="P53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"><text:soft-page-break/><text:tab/><text:tab/><text:tab/><text:tab/><text:tab/><text:tab/><text:span text:style-name="T2">&lt;</text:span><text:span text:style-name="T3">PepeFİt</text:span><text:span text:style-name="T2">&gt; Test Cases: &lt;</text:span><text:span text:style-name="T11">Set Progress</text:span><text:span text:style-name="T2">&gt;</text:span></text:p>
      <text:p text:style-name="P6"/>
      <text:p text:style-name="P51"/>
      <text:p text:style-name="P56">5.Set Progress</text:p>
      <text:p text:style-name="P51"/>
      <text:p text:style-name="P51"/>
      <text:p text:style-name="P51"/>
      <text:p text:style-name="P82"><text:span text:style-name="T23">5.1 – </text:span><text:span text:style-name="T64">The Student wants to </text:span><text:bookmark-start text:name="__DdeLink__238_2300807786"/><text:span text:style-name="T64">Set Own Progress </text:span><text:bookmark-end text:name="__DdeLink__238_2300807786"/></text:p>
      <text:p text:style-name="P63">Description:Test for set progress operation for new actor’s info. </text:p>
      <text:p text:style-name="P63">Expected: Error message appears and user could not set <text:s/>progress info.</text:p>
      <text:p text:style-name="P63">Pre-Conditions:Actor can not be a new member.</text:p>
      <text:p text:style-name="P77"><text:span text:style-name="T26">Post Conditions: T</text:span><text:span text:style-name="T45">he progress information of the person doesnt displayed on screen</text:span></text:p>
      <text:p text:style-name="P72"/>
      <text:p text:style-name="P68"/>
      <text:p text:style-name="P60"><text:span text:style-name="T36">5.2 – </text:span><text:span text:style-name="T67">The Trainer wants to Set Progress the Student.</text:span><text:span text:style-name="T21"> </text:span></text:p>
      <text:p text:style-name="P66">Description:Test for set progress operation for actor’s info.</text:p>
      <text:p text:style-name="P66">Pre-Conditions:Actor must be trainer.</text:p>
      <text:p text:style-name="P80"><text:span text:style-name="T29">Post Conditions: T</text:span><text:span text:style-name="T50">he progress information of the person <text:s/>set version on screen</text:span></text:p>
      <text:p text:style-name="P13"><text:span text:style-name="T45"><text:s text:c="2"/>Data required: </text:span><text:span text:style-name="T27">Actor</text:span><text:span text:style-name="T45"> credentials.</text:span></text:p>
      <text:p text:style-name="P53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"><text:soft-page-break/><text:tab/><text:tab/><text:tab/><text:tab/><text:tab/><text:tab/><text:span text:style-name="T2">&lt;</text:span><text:span text:style-name="T3">PepeFİt</text:span><text:span text:style-name="T2">&gt; Test Cases: &lt;</text:span><text:span text:style-name="T10">Get Personal Data</text:span><text:span text:style-name="T2">&gt;</text:span></text:p>
      <text:p text:style-name="P93"/>
      <text:p text:style-name="P15">6.Get Personal Data</text:p>
      <text:p text:style-name="P23"/>
      <text:p text:style-name="P23"/>
      <text:p text:style-name="P82"><text:span text:style-name="T23">6.1 – </text:span><text:span text:style-name="T64">The </text:span><text:span text:style-name="T65">Actor</text:span><text:span text:style-name="T64"> </text:span><text:span text:style-name="T65">enter</text:span><text:span text:style-name="T64"> <text:s/></text:span><text:span text:style-name="T65">with Wrong Data</text:span></text:p>
      <text:p text:style-name="P80"><text:span text:style-name="T17">Description:Test for get personal data operation for </text:span><text:span text:style-name="T32">wrong</text:span><text:span text:style-name="T17"> info. </text:span></text:p>
      <text:p text:style-name="P66">Pre-Conditions:Actor must be member.</text:p>
      <text:p text:style-name="P80"><text:span text:style-name="T26">Post Conditions: T</text:span><text:span text:style-name="T45">he <text:s/>information of the personal data doesnt displayed on screen</text:span></text:p>
      <text:p text:style-name="P34"><text:span text:style-name="T45"><text:s text:c="2"/>Data required: </text:span><text:span text:style-name="T27">Actor</text:span><text:span text:style-name="T45"> credentials.</text:span></text:p>
      <text:p text:style-name="P68"/>
      <text:p text:style-name="P82"><text:span text:style-name="T23">6.2 – </text:span><text:span text:style-name="T24">The Actor Enter with Empty Data</text:span></text:p>
      <text:p text:style-name="P77"><text:span text:style-name="T17">Description:Test for get personal data operation for </text:span><text:span text:style-name="T32">empty </text:span><text:span text:style-name="T17">info.</text:span></text:p>
      <text:p text:style-name="P63">Pre-Conditions:Actor must be member.</text:p>
      <text:p text:style-name="P77"><text:span text:style-name="T29">Post Conditions: T</text:span><text:span text:style-name="T50">he <text:s/>information of the personal data <text:s text:c="2"/></text:span><text:span text:style-name="T51">doesnt </text:span><text:span text:style-name="T50">display <text:s/>on screen</text:span></text:p>
      <text:p text:style-name="P31"><text:span text:style-name="T45"><text:s text:c="2"/>Data required: </text:span><text:span text:style-name="T27">Actor</text:span><text:span text:style-name="T45"> credentials.</text:span></text:p>
      <text:p text:style-name="P27"/>
      <text:p text:style-name="P27"/>
      <text:p text:style-name="P82"><text:span text:style-name="T23">6.</text:span><text:span text:style-name="T24">3</text:span><text:span text:style-name="T23"> – </text:span><text:span text:style-name="T24">The Actor Enter with İncomplete Data</text:span></text:p>
      <text:p text:style-name="P80"><text:span text:style-name="T17">Description:Test for get personal data operation for </text:span><text:span text:style-name="T32">incomplete</text:span><text:span text:style-name="T17"> info.</text:span></text:p>
      <text:p text:style-name="P66">Pre-Conditions:Actor must be member.</text:p>
      <text:p text:style-name="P80"><text:span text:style-name="T29">Post Conditions: T</text:span><text:span text:style-name="T50">he <text:s/>information of the personal data <text:s text:c="2"/></text:span><text:span text:style-name="T51">doesnt </text:span><text:span text:style-name="T50">display <text:s/>on screen</text:span></text:p>
      <text:p text:style-name="P107"><text:span text:style-name="T45"><text:s text:c="2"/>Data required: </text:span><text:span text:style-name="T27">Actor</text:span><text:span text:style-name="T45"> credentials.</text:span></text:p>
      <text:p text:style-name="P101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3"><text:tab/><text:tab/><text:tab/><text:tab/><text:tab/><text:tab/><text:span text:style-name="T2">&lt;</text:span><text:span text:style-name="T3">PepeFİt</text:span><text:span text:style-name="T2">&gt; Test Cases: &lt;</text:span><text:span text:style-name="T9">Get Personal Data</text:span><text:span text:style-name="T2">&gt;</text:span></text:p>
      <text:p text:style-name="P8"/>
      <text:p text:style-name="P27"/>
      <text:p text:style-name="P123"><text:span text:style-name="T24"/></text:p>
      <text:p text:style-name="P44"/>
      <text:p text:style-name="P44"/>
      <text:p text:style-name="P44"/>
      <text:p text:style-name="P44"/>
      <text:p text:style-name="P82"><text:span text:style-name="T23">6. </text:span><text:span text:style-name="T24">4</text:span><text:span text:style-name="T23">– </text:span><text:span text:style-name="T24">The Actor Enter with Right Data on C</text:span><text:span text:style-name="T74">orrupted Database</text:span></text:p>
      <text:p text:style-name="P84"/>
      <text:p text:style-name="P77"><text:span text:style-name="T17">Description:Test for get personal data operation for </text:span><text:span text:style-name="T32">right</text:span><text:span text:style-name="T17"> info.</text:span></text:p>
      <text:p text:style-name="P63">Expected: Database doenst respon this operation that’s why error message appear.</text:p>
      <text:p text:style-name="P63">Pre-Conditions:Actor must be member.</text:p>
      <text:p text:style-name="P77"><text:span text:style-name="T29">Post Conditions: T</text:span><text:span text:style-name="T50">he <text:s/>information of the personal data <text:s text:c="2"/></text:span><text:span text:style-name="T51">doesnt </text:span><text:span text:style-name="T50">display <text:s/>on screen</text:span></text:p>
      <text:p text:style-name="P27"><text:s text:c="2"/></text:p>
      <text:p text:style-name="P27"/>
      <text:p text:style-name="P27"/>
      <text:p text:style-name="P27"/>
      <text:p text:style-name="P82"><text:span text:style-name="T23">6.</text:span><text:span text:style-name="T24">5</text:span><text:span text:style-name="T23"> – </text:span><text:span text:style-name="T64">The </text:span><text:span text:style-name="T65">Actor</text:span><text:span text:style-name="T64"> </text:span><text:span text:style-name="T65">enter</text:span><text:span text:style-name="T64"> <text:s/></text:span><text:span text:style-name="T65">with </text:span><text:span text:style-name="T72">Right</text:span><text:span text:style-name="T65"> Data on W</text:span><text:span text:style-name="T66">orking Database</text:span></text:p>
      <text:p text:style-name="P85"/>
      <text:p text:style-name="P80"><text:span text:style-name="T17">Description:Test for get personal data operation for </text:span><text:span text:style-name="T32">right</text:span><text:span text:style-name="T17"> info. </text:span></text:p>
      <text:p text:style-name="P66">Pre-Conditions:Actor must be member.</text:p>
      <text:p text:style-name="P80"><text:span text:style-name="T26">Post Conditions: T</text:span><text:span text:style-name="T45">he <text:s/>information of the personal data <text:s/>displayed on screen</text:span></text:p>
      <text:p text:style-name="P109"><text:span text:style-name="T53"><text:s text:c="2"/>Data required: </text:span><text:span text:style-name="T35">Actor</text:span><text:span text:style-name="T53"> credentials.</text:span></text:p>
      <text:p text:style-name="P109"><text:span text:style-name="T53"/></text:p>
      <text:p text:style-name="P109"><text:span text:style-name="T53"/></text:p>
      <text:p text:style-name="P3"><text:soft-page-break/><text:tab/><text:tab/><text:tab/><text:tab/><text:tab/><text:tab/><text:span text:style-name="T2">&lt;</text:span><text:span text:style-name="T3">PepeFİt</text:span><text:span text:style-name="T2">&gt; Test Cases: &lt;</text:span><text:span text:style-name="T8">Set Personal Data</text:span><text:span text:style-name="T2">&gt;</text:span></text:p>
      <text:p text:style-name="P11"/>
      <text:p text:style-name="P11"/>
      <text:p text:style-name="P17">7.Set Personal Data </text:p>
      <text:p text:style-name="P17"/>
      <text:p text:style-name="P18"/>
      <text:p text:style-name="P28"/>
      <text:p text:style-name="P28"/>
      <text:p text:style-name="P82"><text:span text:style-name="T23">7.1 – </text:span><text:span text:style-name="T24">Student try to set personal data </text:span></text:p>
      <text:p text:style-name="P63">Description:Test for set personal data operation for <text:s/>actor’s info. </text:p>
      <text:p text:style-name="P63">Expected: Database doenst respon this operation that’s why error message appear.</text:p>
      <text:p text:style-name="P63">Pre-Conditions:Actor must have old personal information.</text:p>
      <text:p text:style-name="P77"><text:span text:style-name="T26">Post Conditions: T</text:span><text:span text:style-name="T45">he <text:s/>information of the personal data doesnt set.</text:span></text:p>
      <text:p text:style-name="P77"><text:span text:style-name="T45"/></text:p>
      <text:p text:style-name="P77"><text:span text:style-name="T45"/></text:p>
      <text:p text:style-name="P77"><text:span text:style-name="T45"/></text:p>
      <text:p text:style-name="P77"><text:span text:style-name="T45"/></text:p>
      <text:p text:style-name="P77"><text:span text:style-name="T45"/></text:p>
      <text:p text:style-name="P68"/>
      <text:p text:style-name="P82"><text:span text:style-name="T23">7.2 – </text:span><text:span text:style-name="T24">Student Try to Set Personal Data with Same Old Data</text:span></text:p>
      <text:p text:style-name="P66">Description:Test for set personal data operation for actor’s info.</text:p>
      <text:p text:style-name="P66">Pre-Conditions:Actor must have old personal information.</text:p>
      <text:p text:style-name="P80"><text:span text:style-name="T29">Post Conditions: </text:span><text:span text:style-name="T50">Actor set the personal data.</text:span></text:p>
      <text:p text:style-name="P34"><text:span text:style-name="T45"><text:s text:c="2"/>Data required: </text:span><text:span text:style-name="T27">Actor</text:span><text:span text:style-name="T45"> credentials.</text:span></text:p>
      <text:p text:style-name="P28"/>
      <text:p text:style-name="P28"/>
      <text:p text:style-name="P28"/>
      <text:p text:style-name="P28"/>
      <text:p text:style-name="P28"><text:soft-page-break/></text:p>
      <text:p text:style-name="P3"><text:tab/><text:tab/><text:tab/><text:tab/><text:tab/><text:tab/><text:span text:style-name="T2">&lt;</text:span><text:span text:style-name="T3">PepeFİt</text:span><text:span text:style-name="T2">&gt; Test Cases: &lt;</text:span><text:span text:style-name="T7">Add Course</text:span><text:span text:style-name="T2">&gt;</text:span></text:p>
      <text:p text:style-name="P10"/>
      <text:p text:style-name="P10"/>
      <text:p text:style-name="P10"/>
      <text:p text:style-name="P20">8.Add Course</text:p>
      <text:p text:style-name="P20"/>
      <text:p text:style-name="P20"/>
      <text:p text:style-name="P28"/>
      <text:p text:style-name="P82"><text:span text:style-name="T23">8.1 – Actor </text:span><text:span text:style-name="T24">Try to</text:span><text:span text:style-name="T23"> Add Course with wronge info</text:span></text:p>
      <text:p text:style-name="P63">Description:Test for add course operation for wronge <text:s/>info. </text:p>
      <text:p text:style-name="P77"><text:span text:style-name="T17">Expected: </text:span><text:span text:style-name="T61">It warns that the information given is wrong.</text:span></text:p>
      <text:p text:style-name="P63">Pre-Conditions: Actor must be trainer.</text:p>
      <text:p text:style-name="P60"><text:span text:style-name="T34">Post Conditions: T</text:span><text:span text:style-name="T52">he <text:s/>information of the course data doesnt add</text:span><text:span text:style-name="T44">.</text:span></text:p>
      <text:p text:style-name="P60"><text:span text:style-name="T44"/></text:p>
      <text:p text:style-name="P60"><text:span text:style-name="T44"/></text:p>
      <text:p text:style-name="P60"><text:span text:style-name="T44"/></text:p>
      <text:p text:style-name="P68"/>
      <text:p text:style-name="P68"/>
      <text:p text:style-name="P82"><text:span text:style-name="T23">8.</text:span><text:span text:style-name="T24">2</text:span><text:span text:style-name="T23"> – Actor </text:span><text:span text:style-name="T24">Try to</text:span><text:span text:style-name="T23"> Add Course with </text:span><text:span text:style-name="T24">incomplete</text:span><text:span text:style-name="T23"> info</text:span></text:p>
      <text:p text:style-name="P77"><text:span text:style-name="T17">Description:Test for add course operation for </text:span><text:span text:style-name="T31">incomplete</text:span><text:span text:style-name="T24"> </text:span><text:span text:style-name="T17"><text:s text:c="2"/>info. </text:span></text:p>
      <text:p text:style-name="P77"><text:span text:style-name="T17">Expected: </text:span><text:span text:style-name="T61">It warns that the information given is </text:span><text:span text:style-name="T62">incomplete</text:span><text:span text:style-name="T61">.</text:span></text:p>
      <text:p text:style-name="P63">Pre-Conditions: Actor must be trainer.</text:p>
      <text:p text:style-name="P77"><text:span text:style-name="T27">Post Conditions: T</text:span><text:span text:style-name="T45">he <text:s/>information of the course data doesnt add.</text:span></text:p>
      <text:p text:style-name="P77"><text:span text:style-name="T45"/></text:p>
      <text:p text:style-name="P77"><text:span text:style-name="T45"/></text:p>
      <text:p text:style-name="P77"><text:span text:style-name="T45"/></text:p>
      <text:p text:style-name="P77"><text:span text:style-name="T45"/></text:p>
      <text:p text:style-name="P77"><text:span text:style-name="T45"/></text:p>
      <text:p text:style-name="P100"><text:soft-page-break/><text:span text:style-name="T56"><text:tab/><text:tab/><text:tab/><text:tab/><text:tab/><text:tab/><text:tab/>&lt;</text:span><text:span text:style-name="T57">PepeFİt</text:span><text:span text:style-name="T56">&gt; Test Cases: &lt;</text:span><text:span text:style-name="T59">Add Course</text:span><text:span text:style-name="T56">&gt;</text:span></text:p>
      <text:p text:style-name="P77"><text:span text:style-name="T45"/></text:p>
      <text:p text:style-name="P77"><text:span text:style-name="T45"/></text:p>
      <text:p text:style-name="P77"><text:span text:style-name="T45"/></text:p>
      <text:p text:style-name="P77"><text:span text:style-name="T45"/></text:p>
      <text:p text:style-name="P77"><text:span text:style-name="T45"/></text:p>
      <text:p text:style-name="P68"/>
      <text:p text:style-name="P82"><text:span text:style-name="T23">8.</text:span><text:span text:style-name="T24">3</text:span><text:span text:style-name="T23"> – Actor </text:span><text:span text:style-name="T24">Try to</text:span><text:span text:style-name="T23"> Add Course with </text:span><text:span text:style-name="T24">empty</text:span><text:span text:style-name="T23"> info</text:span></text:p>
      <text:p text:style-name="P77"><text:span text:style-name="T17">Description:Test for add course operation for </text:span><text:span text:style-name="T31">empty</text:span><text:span text:style-name="T17"> <text:s/>info. </text:span></text:p>
      <text:p text:style-name="P77"><text:span text:style-name="T17">Expected: </text:span><text:span text:style-name="T61">It warns that the information given is </text:span><text:span text:style-name="T62">empty</text:span><text:span text:style-name="T61">.</text:span></text:p>
      <text:p text:style-name="P63">Pre-Conditions: Actor must be trainer.</text:p>
      <text:p text:style-name="P77"><text:span text:style-name="T27">Post Conditions: T</text:span><text:span text:style-name="T45">he <text:s/>information of the course data doesnt add.</text:span></text:p>
      <text:p text:style-name="P77"><text:span text:style-name="T45"/></text:p>
      <text:p text:style-name="P77"><text:span text:style-name="T45"/></text:p>
      <text:p text:style-name="P77"><text:span text:style-name="T45"/></text:p>
      <text:p text:style-name="P77"><text:span text:style-name="T45"/></text:p>
      <text:p text:style-name="P77"><text:span text:style-name="T45"/></text:p>
      <text:p text:style-name="P70"/>
      <text:p text:style-name="P82"><text:span text:style-name="T23">8.</text:span><text:span text:style-name="T24">4</text:span><text:span text:style-name="T23"> – Actor </text:span><text:span text:style-name="T24">Try to</text:span><text:span text:style-name="T23"> Add Course </text:span><text:span text:style-name="T24">with Right <text:s/>Course İnfo</text:span></text:p>
      <text:p text:style-name="P66">Description:Test for add course <text:s/>operation for new course info.</text:p>
      <text:p text:style-name="P66">Pre-Conditions: Actor must be trainer.</text:p>
      <text:p text:style-name="P80"><text:span text:style-name="T29">Post Conditions:</text:span><text:span text:style-name="T50">The </text:span><text:span text:style-name="T63">course is created.</text:span><text:span text:style-name="T50"> </text:span></text:p>
      <text:p text:style-name="P109"><text:span text:style-name="T53"><text:s text:c="2"/>Data required: </text:span><text:span text:style-name="T35">Actor</text:span><text:span text:style-name="T53"> credentials.</text:span></text:p>
      <text:p text:style-name="P109"><text:span text:style-name="T53"/></text:p>
      <text:p text:style-name="P109"><text:span text:style-name="T53"/></text:p>
      <text:p text:style-name="P109"><text:span text:style-name="T53"/></text:p>
      <text:p text:style-name="P109"><text:span text:style-name="T53"/></text:p>
      <text:p text:style-name="P109"><text:span text:style-name="T53"/></text:p>
      <text:p text:style-name="P106"/>
      <text:p text:style-name="P3"><text:soft-page-break/><text:tab/><text:tab/><text:tab/><text:tab/><text:tab/><text:tab/><text:span text:style-name="T2">&lt;</text:span><text:span text:style-name="T3">PepeFİt</text:span><text:span text:style-name="T2">&gt; Test Cases: &lt;</text:span><text:span text:style-name="T6">Load Course</text:span><text:span text:style-name="T2">&gt;</text:span></text:p>
      <text:p text:style-name="P96"/>
      <text:p text:style-name="P20">9.Load Course</text:p>
      <text:p text:style-name="P29"/>
      <text:p text:style-name="P29"/>
      <text:p text:style-name="P82"><text:span text:style-name="T23">9.</text:span><text:span text:style-name="T24">1</text:span><text:span text:style-name="T23">– </text:span><text:span text:style-name="T24">The Actor Enter with Right Data on C</text:span><text:span text:style-name="T74">orrupted Database</text:span></text:p>
      <text:p text:style-name="P84"/>
      <text:p text:style-name="P63">Description:Test for get personal data operation for currupted db.</text:p>
      <text:p text:style-name="P63">Expected: Database doenst respon this operation that’s why error message appear.</text:p>
      <text:p text:style-name="P63">Pre-Conditions:Actor must be member.</text:p>
      <text:p text:style-name="P77"><text:span text:style-name="T29">Post Conditions: T</text:span><text:span text:style-name="T50">he <text:s/>information of the personal data <text:s text:c="2"/></text:span><text:span text:style-name="T51">doesnt </text:span><text:span text:style-name="T50">display <text:s/>on screen</text:span></text:p>
      <text:p text:style-name="P26"><text:s text:c="2"/></text:p>
      <text:p text:style-name="P26"/>
      <text:p text:style-name="P26"/>
      <text:p text:style-name="P60"><text:span text:style-name="T19">9.</text:span><text:span text:style-name="T20">2</text:span><text:span text:style-name="T19"> – </text:span><text:span text:style-name="T67">The </text:span><text:span text:style-name="T68">Actor</text:span><text:span text:style-name="T67"> </text:span><text:span text:style-name="T68">enter</text:span><text:span text:style-name="T67"> <text:s/></text:span><text:span text:style-name="T68">with </text:span><text:span text:style-name="T77">Right</text:span><text:span text:style-name="T68"> Data on W</text:span><text:span text:style-name="T69">orking Database</text:span></text:p>
      <text:p text:style-name="P85"/>
      <text:p text:style-name="P63">Description:Test for get personal data operation on working db.</text:p>
      <text:p text:style-name="P63">Pre-Conditions:Actor must be member.</text:p>
      <text:p text:style-name="P77"><text:span text:style-name="T26">Post Conditions: T</text:span><text:span text:style-name="T45">he <text:s/>information of the personal data <text:s/>displayed on screen</text:span></text:p>
      <text:p text:style-name="P33"><text:span text:style-name="T47"><text:s/></text:span><text:span text:style-name="T49"><text:s/>Data required: </text:span><text:span text:style-name="T28">Actor</text:span><text:span text:style-name="T49"> credentials.</text:span></text:p>
      <text:p text:style-name="P25"/>
      <text:p text:style-name="P30"/>
      <text:p text:style-name="P30"/>
      <text:p text:style-name="P30"/>
      <text:p text:style-name="P30"/>
      <text:p text:style-name="P30"/>
      <text:p text:style-name="P30"/>
      <text:p text:style-name="P3"><text:soft-page-break/><text:tab/><text:tab/><text:tab/><text:tab/><text:tab/><text:tab/><text:span text:style-name="T2">&lt;</text:span><text:span text:style-name="T3">PepeFİt</text:span><text:span text:style-name="T2">&gt; Test Cases: &lt;</text:span><text:span text:style-name="T5">Update Course</text:span><text:span text:style-name="T2">&gt;</text:span></text:p>
      <text:p text:style-name="P3"><text:span text:style-name="T2"/></text:p>
      <text:p text:style-name="P30"/>
      <text:p text:style-name="P16">10.Update Course</text:p>
      <text:p text:style-name="P30"/>
      <text:p text:style-name="P30"/>
      <text:p text:style-name="P82"><text:span text:style-name="T23">10.1 – Actor <text:s/></text:span><text:span text:style-name="T25">T</text:span><text:span text:style-name="T23">ry to </text:span><text:span text:style-name="T25">U</text:span><text:span text:style-name="T23">pdate </text:span><text:span text:style-name="T25">C</text:span><text:span text:style-name="T23">ourse with Wronge İnfo</text:span></text:p>
      <text:p text:style-name="P63">Description:Test for update course operation for wronge <text:s/>info. </text:p>
      <text:p text:style-name="P77"><text:span text:style-name="T17">Expected: </text:span><text:span text:style-name="T61">It warns that the information given is wrong.</text:span></text:p>
      <text:p text:style-name="P63">Pre-Conditions: Actor must be trainer.</text:p>
      <text:p text:style-name="P77"><text:span text:style-name="T26">Post Conditions: </text:span><text:span text:style-name="T45">Actor doesnt update the course informations.</text:span></text:p>
      <text:p text:style-name="P68"/>
      <text:p text:style-name="P68"/>
      <text:p text:style-name="P82"><text:span text:style-name="T23">10.2– Actor <text:s/></text:span><text:span text:style-name="T25">T</text:span><text:span text:style-name="T23">ry to </text:span><text:span text:style-name="T25">U</text:span><text:span text:style-name="T23">pdate </text:span><text:span text:style-name="T25">C</text:span><text:span text:style-name="T23">ourse with Empty</text:span></text:p>
      <text:p text:style-name="P63">Description:Test for update course operation for empty info.</text:p>
      <text:p text:style-name="P77"><text:span text:style-name="T17">Expected: </text:span><text:span text:style-name="T61">It warns that the information given is empty</text:span></text:p>
      <text:p text:style-name="P63">Pre-Conditions: Actor must be trainer.</text:p>
      <text:p text:style-name="P72"><text:span text:style-name="T17">Post Conditions: </text:span><text:span text:style-name="T78">Actor doesnt update the course informations.</text:span></text:p>
      <text:p text:style-name="P72"/>
      <text:p text:style-name="P68"/>
      <text:p text:style-name="P60"><text:span text:style-name="T19">10.3</text:span><text:span text:style-name="T36">-Actor <text:s/></text:span><text:span text:style-name="T37">T</text:span><text:span text:style-name="T36">ry to </text:span><text:span text:style-name="T37">U</text:span><text:span text:style-name="T36">pdate </text:span><text:span text:style-name="T37">C</text:span><text:span text:style-name="T36">ourse with İncomplete İnfo</text:span></text:p>
      <text:p text:style-name="P63">Description:Test for update course operation for incomplete info.</text:p>
      <text:p text:style-name="P77"><text:span text:style-name="T17">Expected: </text:span><text:span text:style-name="T61">It warns that the information given is wrong.</text:span></text:p>
      <text:p text:style-name="P63">Pre-Conditions: Actor must be trainer.</text:p>
      <text:p text:style-name="P126"><text:span text:style-name="T40">Post Conditions: </text:span><text:span text:style-name="T81">Actor doesnt update the course informations.</text:span></text:p>
      <text:p text:style-name="P126"><text:span text:style-name="T80"/></text:p>
      <text:p text:style-name="P126"><text:span text:style-name="T80"/></text:p>
      <text:p text:style-name="P126"><text:span text:style-name="T80"/></text:p>
      <text:p text:style-name="P126"><text:soft-page-break/><text:span text:style-name="T80"/></text:p>
      <text:p text:style-name="P3"><text:tab/><text:tab/><text:tab/><text:tab/><text:tab/><text:tab/><text:span text:style-name="T2">&lt;</text:span><text:span text:style-name="T3">PepeFİt</text:span><text:span text:style-name="T2">&gt; Test Cases: &lt;</text:span><text:span text:style-name="T4">Update Course</text:span><text:span text:style-name="T2">&gt;</text:span></text:p>
      <text:p text:style-name="P9"/>
      <text:p text:style-name="P75"/>
      <text:p text:style-name="P74"/>
      <text:p text:style-name="P74"/>
      <text:p text:style-name="P82"><text:span text:style-name="T48">10.4</text:span><text:span text:style-name="T23">– </text:span><text:span text:style-name="T24">The Actor Enter with Right Data on C</text:span><text:span text:style-name="T74">orrupted Database</text:span></text:p>
      <text:p text:style-name="P84"/>
      <text:p text:style-name="P63">Description:Test for get personal data operation for currupted db.</text:p>
      <text:p text:style-name="P63">Expected: Database doenst respon this operation that’s why error message appear.</text:p>
      <text:p text:style-name="P63">Pre-Conditions:Actor must be member.</text:p>
      <text:p text:style-name="P77"><text:span text:style-name="T29">Post Conditions: </text:span><text:span text:style-name="T46">Actor doesnt update the course informations.</text:span></text:p>
      <text:p text:style-name="P26"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82"><text:span text:style-name="T48">10.5</text:span><text:span text:style-name="T23"> – </text:span><text:span text:style-name="T64">The </text:span><text:span text:style-name="T65">Actor</text:span><text:span text:style-name="T64"> </text:span><text:span text:style-name="T65">enter</text:span><text:span text:style-name="T64"> <text:s/></text:span><text:span text:style-name="T65">with </text:span><text:span text:style-name="T72">Right</text:span><text:span text:style-name="T65"> Data on W</text:span><text:span text:style-name="T66">orking Database</text:span></text:p>
      <text:p text:style-name="P86"/>
      <text:p text:style-name="P63">Description:Test for get personal data operation on working db.</text:p>
      <text:p text:style-name="P63">Pre-Conditions:Actor must be member.</text:p>
      <text:p text:style-name="P77"><text:span text:style-name="T26">Post Conditions: </text:span><text:span text:style-name="T46">Actor <text:s/>update the course informations.</text:span></text:p>
      <text:p text:style-name="P33"><text:span text:style-name="T47"><text:s/></text:span><text:span text:style-name="T49"><text:s/>Data required: </text:span><text:span text:style-name="T28">Actor</text:span><text:span text:style-name="T49"> credentials.</text:span></text:p>
      <text:p text:style-name="P25"/>
      <text:p text:style-name="P25"/>
      <text:p text:style-name="P30"/>
      <text:p text:style-name="P3"><text:soft-page-break/><text:tab/><text:tab/><text:tab/><text:tab/><text:tab/><text:tab/><text:span text:style-name="T2">&lt;</text:span><text:span text:style-name="T3">PepeFİt</text:span><text:span text:style-name="T2">&gt; Test Cases: &lt;</text:span><text:span text:style-name="T3">Set Biography</text:span><text:span text:style-name="T2">&gt;</text:span></text:p>
      <text:p text:style-name="P5"/>
      <text:p text:style-name="P21">11.Set Biography</text:p>
      <text:p text:style-name="P21"/>
      <text:p text:style-name="P21"/>
      <text:p text:style-name="P21"/>
      <text:p text:style-name="P21"/>
      <text:p text:style-name="P30"/>
      <text:p text:style-name="P67">11.1 – Actor Try to Set Biography with Same Old Data</text:p>
      <text:p text:style-name="P63">Description:Test for set biography operation for same old info.</text:p>
      <text:p text:style-name="P77"><text:span text:style-name="T17">Expected: </text:span><text:span text:style-name="T61">It warns that the information given is same with old info.</text:span></text:p>
      <text:p text:style-name="P63">Pre-Conditions:Actor must be trainer.</text:p>
      <text:p text:style-name="P77"><text:span text:style-name="T26">Post Conditions: </text:span><text:span text:style-name="T45">The actor doesnt set the his or her own biography.</text:span></text:p>
      <text:p text:style-name="P77"><text:span text:style-name="T45"/></text:p>
      <text:p text:style-name="P77"><text:span text:style-name="T45"/></text:p>
      <text:p text:style-name="P77"><text:span text:style-name="T45"/></text:p>
      <text:p text:style-name="P77"><text:span text:style-name="T45"/></text:p>
      <text:p text:style-name="P68"/>
      <text:p text:style-name="P67">11.2 – Actor <text:s/>Try to Set Biography with New Data</text:p>
      <text:p text:style-name="P63">Description:Test for set biography <text:s/>operation for new bio info.</text:p>
      <text:p text:style-name="P63">Pre-Conditions: Actor must be trainer.</text:p>
      <text:p text:style-name="P77"><text:span text:style-name="T29">Post Conditions:</text:span><text:span text:style-name="T50">The actor set the his or her own biography.</text:span></text:p>
      <text:p text:style-name="P31"><text:span text:style-name="T45"><text:s text:c="2"/>Data required: </text:span><text:span text:style-name="T27">Actor</text:span><text:span text:style-name="T45"> credentials.</text:span></text:p>
      <text:p text:style-name="P31"><text:span text:style-name="T45"/></text:p>
      <text:p text:style-name="P31"><text:span text:style-name="T45"/></text:p>
      <text:p text:style-name="P31"><text:span text:style-name="T45"/></text:p>
      <text:p text:style-name="P31"><text:span text:style-name="T45"/></text:p>
      <text:p text:style-name="P31"><text:span text:style-name="T45"/></text:p>
      <text:p text:style-name="P31"><text:span text:style-name="T45"/></text:p>
      <text:p text:style-name="P31"><text:span text:style-name="T45"/></text:p>
      <text:p text:style-name="P99"><text:soft-page-break/><text:span text:style-name="T2"><text:tab/><text:tab/><text:tab/><text:tab/><text:tab/><text:tab/><text:tab/>&lt;</text:span><text:span text:style-name="T3">PepeFİt</text:span><text:span text:style-name="T2">&gt; Test Cases: &lt;</text:span><text:span text:style-name="T15">S</text:span><text:span text:style-name="T3">et Biography</text:span><text:span text:style-name="T2">&gt;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82"><text:span text:style-name="T47">11.3</text:span><text:span text:style-name="T23">– Actor <text:s/>try to set Biography with Empty Data</text:span></text:p>
      <text:p text:style-name="P77"><text:span text:style-name="T17">Description:Test for </text:span><text:span text:style-name="T30">set</text:span><text:span text:style-name="T17"> course operation for empty info.</text:span></text:p>
      <text:p text:style-name="P77"><text:span text:style-name="T17">Expected: </text:span><text:span text:style-name="T61">It warns that the information given is empty</text:span></text:p>
      <text:p text:style-name="P63">Pre-Conditions: Actor must be trainer.</text:p>
      <text:p text:style-name="P72"><text:span text:style-name="T17">Post Conditions: </text:span>The actor doesnt set the his or her own biography.</text:p>
      <text:p text:style-name="P72"><text:span text:style-name="T78"/></text:p>
      <text:p text:style-name="P72"><text:span text:style-name="T78"/></text:p>
      <text:p text:style-name="P72"><text:span text:style-name="T78"/></text:p>
      <text:p text:style-name="P72"><text:span text:style-name="T78"/></text:p>
      <text:p text:style-name="P72"><text:span text:style-name="T78"/></text:p>
      <text:h text:style-name="P58" text:outline-level="4"/>
      <text:p text:style-name="P82"><text:span text:style-name="T47">11.4</text:span><text:span text:style-name="T23">–Actor <text:s/>try to set Biography with İncomplete Data</text:span></text:p>
      <text:p text:style-name="P77"><text:span text:style-name="T17">Description:Test for </text:span><text:span text:style-name="T30">set</text:span><text:span text:style-name="T17"> course operation for </text:span><text:span text:style-name="T30">İncomplete</text:span><text:span text:style-name="T17"> info.</text:span></text:p>
      <text:p text:style-name="P77"><text:span text:style-name="T17">Expected: </text:span><text:span text:style-name="T61">It warns that the information given is <text:s/></text:span><text:span text:style-name="T71"><text:s/></text:span><text:span text:style-name="T73">İncomplete</text:span></text:p>
      <text:p text:style-name="P63">Pre-Conditions: Actor must be trainer.</text:p>
      <text:p text:style-name="P72"><text:span text:style-name="T17">Post Conditions: </text:span>The actor doesnt set the his or her own biography.</text:p>
      <text:p text:style-name="P72"><text:span text:style-name="T78"/></text:p>
      <text:p text:style-name="P72"><text:span text:style-name="T78"/></text:p>
      <text:p text:style-name="P72"><text:span text:style-name="T78"/></text:p>
      <text:p text:style-name="P72"><text:span text:style-name="T78"/></text:p>
      <text:p text:style-name="P125"/>
      <text:p text:style-name="P125"/>
      <text:p text:style-name="P3"><text:soft-page-break/><text:tab/><text:tab/><text:tab/><text:tab/><text:tab/><text:tab/><text:span text:style-name="T2">&lt;</text:span><text:span text:style-name="T3">PepeFİt</text:span><text:span text:style-name="T2">&gt; Test Cases: &lt;</text:span><text:span text:style-name="T3">Get Biography</text:span><text:span text:style-name="T2">&gt;</text:span></text:p>
      <text:p text:style-name="P95"/>
      <text:p text:style-name="P95"/>
      <text:h text:style-name="P89" text:outline-level="4">12.Get Biography </text:h>
      <text:h text:style-name="P90" text:outline-level="4"/>
      <text:h text:style-name="P90" text:outline-level="4"/>
      <text:h text:style-name="P90" text:outline-level="4"/>
      <text:h text:style-name="P90" text:outline-level="4"/>
      <text:h text:style-name="P90" text:outline-level="4"/>
      <text:h text:style-name="P90" text:outline-level="4"/>
      <text:p text:style-name="P43"><text:s/>12.1 – Actor try to get Biography with Corrupted Database</text:p>
      <text:p text:style-name="P64">Description:Test for get biography operation for <text:s/>actor info. </text:p>
      <text:p text:style-name="P76"><text:span text:style-name="T17">Expected: </text:span><text:span text:style-name="T76">Database doenst answer this operation that’s why error message appear.</text:span></text:p>
      <text:p text:style-name="P64">Pre-Conditions:The biography must belong to the trainer.</text:p>
      <text:p text:style-name="P76"><text:span text:style-name="T26">Post Conditions: </text:span><text:span text:style-name="T45">The actor doesnt display the trainer’s biograpy .</text:span></text:p>
      <text:p text:style-name="P69"/>
      <text:p text:style-name="P69"/>
      <text:p text:style-name="P69"/>
      <text:p text:style-name="P69"/>
      <text:p text:style-name="P43"><text:s/>12.1 – Actor try to get Biography with Working Database</text:p>
      <text:p text:style-name="P64">Description:Test for get biography operation for <text:s/>actor info. </text:p>
      <text:p text:style-name="P64">Pre-Conditions:The biography must belong to the trainer.</text:p>
      <text:p text:style-name="P76"><text:span text:style-name="T28">Post Conditions: </text:span><text:span text:style-name="T49">The actor </text:span><text:span text:style-name="T28">get</text:span><text:span text:style-name="T49"> display the trainer’s biograpy</text:span><text:span text:style-name="T60">.</text:span></text:p>
      <text:p text:style-name="P79"><text:span text:style-name="T60">Data required: </text:span><text:span text:style-name="T70">Actor</text:span><text:span text:style-name="T60"> credentia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inherit" svg:font-family="inherit"/>
    <style:font-face style:name="Courier" svg:font-family="Courier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tr" fo:country="T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20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3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none" fo:country="none" fo:font-weight="bold" style:font-size-asian="9pt" style:language-asian="none" style:country-asian="non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4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6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884cm" fo:margin-right="0cm" fo:text-indent="-0.707cm" style:auto-text-indent="false"/>
      <style:text-properties style:font-name="Arial1" fo:font-family="Arial" style:font-family-generic="roman" style:font-pitch="variable" fo:font-size="12pt" fo:language="tr" fo:country="TR" fo:font-weight="bold" style:font-name-asian="Arial2" style:font-family-asian="Arial" style:font-family-generic-asian="system" style:font-pitch-asian="variable" style:font-size-asian="12pt" style:language-asian="tr" style:country-asian="TR" style:font-weight-asian="bold" style:font-name-complex="Arial2" style:font-family-complex="Arial" style:font-family-generic-complex="system" style:font-pitch-complex="variable" style:font-size-complex="12pt" style:language-complex="tr" style:country-complex="TR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84cm" fo:margin-right="0cm" fo:text-indent="-0.707cm" style:auto-text-indent="false"/>
      <style:text-properties style:font-name="Arial1" fo:font-family="Arial" style:font-family-generic="roman" style:font-pitch="variable" fo:language="tr" fo:country="TR" style:font-name-asian="Arial2" style:font-family-asian="Arial" style:font-family-generic-asian="system" style:font-pitch-asian="variable" style:language-asian="tr" style:country-asian="TR" style:font-name-complex="Arial2" style:font-family-complex="Arial" style:font-family-generic-complex="system" style:font-pitch-complex="variable" style:language-complex="tr" style:country-complex="T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1.43cm" style:type="center"/>
          <style:tab-stop style:position="22.86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/>
    <style:style style:name="WW8Num1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color="#000000" style:font-name="Symbol" fo:font-family="Symbol" style:font-family-generic="roman" style:font-pitch="variable" style:font-charset="x-symbol" fo:text-shadow="none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ListLabel_20_28" style:display-name="ListLabel 28" style:family="text">
      <style:text-properties fo:font-size="16pt" fo:language="tr" fo:country="TR" style:text-underline-style="solid" style:text-underline-width="bold" style:text-underline-color="#000000" fo:font-weight="bold" style:font-size-asian="16pt" style:language-asian="tr" style:country-asian="TR" style:font-weight-asian="bold" style:font-size-complex="15pt" style:language-complex="tr" style:country-complex="TR" style:text-scale="99%"/>
    </style:style>
    <style:style style:name="ListLabel_20_29" style:display-name="ListLabel 29" style:family="text">
      <style:text-properties fo:font-size="10pt" fo:language="tr" fo:country="TR" fo:font-weight="bold" style:font-name-asian="Arial2" style:font-family-asian="Arial" style:font-family-generic-asian="system" style:font-pitch-asian="variable" style:font-size-asian="10pt" style:language-asian="tr" style:country-asian="TR" style:font-weight-asian="bold" style:font-name-complex="Arial2" style:font-family-complex="Arial" style:font-family-generic-complex="system" style:font-pitch-complex="variable" style:font-size-complex="12pt" style:language-complex="tr" style:country-complex="TR" style:font-weight-complex="bold" style:text-scale="99%"/>
    </style:style>
    <style:style style:name="ListLabel_20_30" style:display-name="ListLabel 30" style:family="text">
      <style:text-properties fo:language="tr" fo:country="TR" style:language-asian="tr" style:country-asian="TR" style:font-name-complex="Symbol2" style:font-family-complex="Symbol" style:font-family-generic-complex="system" style:font-pitch-complex="variable" style:language-complex="tr" style:country-complex="TR"/>
    </style:style>
    <style:style style:name="ListLabel_20_31" style:display-name="ListLabel 31" style:family="text">
      <style:text-properties fo:language="tr" fo:country="TR" style:language-asian="tr" style:country-asian="TR" style:font-name-complex="Symbol2" style:font-family-complex="Symbol" style:font-family-generic-complex="system" style:font-pitch-complex="variable" style:language-complex="tr" style:country-complex="TR"/>
    </style:style>
    <style:style style:name="ListLabel_20_32" style:display-name="ListLabel 32" style:family="text">
      <style:text-properties fo:language="tr" fo:country="TR" style:language-asian="tr" style:country-asian="TR" style:font-name-complex="Symbol2" style:font-family-complex="Symbol" style:font-family-generic-complex="system" style:font-pitch-complex="variable" style:language-complex="tr" style:country-complex="TR"/>
    </style:style>
    <style:style style:name="ListLabel_20_33" style:display-name="ListLabel 33" style:family="text">
      <style:text-properties fo:language="tr" fo:country="TR" style:language-asian="tr" style:country-asian="TR" style:font-name-complex="Symbol2" style:font-family-complex="Symbol" style:font-family-generic-complex="system" style:font-pitch-complex="variable" style:language-complex="tr" style:country-complex="TR"/>
    </style:style>
    <style:style style:name="ListLabel_20_34" style:display-name="ListLabel 34" style:family="text">
      <style:text-properties fo:language="tr" fo:country="TR" style:language-asian="tr" style:country-asian="TR" style:font-name-complex="Symbol2" style:font-family-complex="Symbol" style:font-family-generic-complex="system" style:font-pitch-complex="variable" style:language-complex="tr" style:country-complex="TR"/>
    </style:style>
    <style:style style:name="ListLabel_20_35" style:display-name="ListLabel 35" style:family="text">
      <style:text-properties fo:language="tr" fo:country="TR" style:language-asian="tr" style:country-asian="TR" style:font-name-complex="Symbol2" style:font-family-complex="Symbol" style:font-family-generic-complex="system" style:font-pitch-complex="variable" style:language-complex="tr" style:country-complex="TR"/>
    </style:style>
    <style:style style:name="ListLabel_20_36" style:display-name="ListLabel 36" style:family="text">
      <style:text-properties fo:language="tr" fo:country="TR" style:language-asian="tr" style:country-asian="TR" style:font-name-complex="Symbol2" style:font-family-complex="Symbol" style:font-family-generic-complex="system" style:font-pitch-complex="variable" style:language-complex="tr" style:country-complex="T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906cm" fo:text-indent="-0.635cm" fo:margin-left="8.90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76cm" fo:text-indent="-0.635cm" fo:margin-left="10.17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46cm" fo:text-indent="-0.635cm" fo:margin-left="11.44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716cm" fo:text-indent="-0.635cm" fo:margin-left="12.7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8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9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473cm" fo:margin-left="0.647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fo:text-indent="-0.709cm" fo:margin-left="0.884cm"/>
        </style:list-level-properties>
      </text:list-level-style-number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fo:text-indent="-0.709cm" fo:margin-left="0.882cm"/>
        </style:list-level-properties>
        <style:text-properties style:font-name="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709cm" fo:margin-left="1.129cm"/>
        </style:list-level-properties>
        <style:text-properties style:font-name="Symbol1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fo:text-indent="-0.709cm" fo:margin-left="4.052cm"/>
        </style:list-level-properties>
        <style:text-properties style:font-name="Symbol1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fo:text-indent="-0.709cm" fo:margin-left="6.974cm"/>
        </style:list-level-properties>
        <style:text-properties style:font-name="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709cm" fo:margin-left="9.897cm"/>
        </style:list-level-properties>
        <style:text-properties style:font-name="Symbol1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fo:text-indent="-0.709cm" fo:margin-left="12.82cm"/>
        </style:list-level-properties>
        <style:text-properties style:font-name="Symbol1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fo:text-indent="-0.709cm" fo:margin-left="15.7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6</text:page-number></text:span><text:span text:style-name="MT1"><text:s/>of </text:span><text:span text:style-name="MT1"><text:page-count style:num-format="1">16</text:page-count></text:span><text:line-break/></text:p>
      </style:footer>
      <loext:footer-first>
        <text:p text:style-name="MP1"><text:span text:style-name="MT1">Page </text:span><text:span text:style-name="MT1"><text:page-number text:select-page="current">1</text:page-number></text:span><text:span text:style-name="MT1"><text:s/>of </text:span><text:span text:style-name="MT1"><text:page-count style:num-format="1">16</text:page-count></text:span><text:line-break/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s</dc:title>
    <dc:subject>&lt;Project&gt;&lt;optional: use-case name&gt;</dc:subject>
    <meta:keyword/>
    <dc:description/>
    <meta:creation-date>2018-04-07T13:34:06.933000000</meta:creation-date>
    <dc:date>2018-04-07T14:51:07.431000000</dc:date>
    <meta:print-date>2003-10-06T08:49:00</meta:print-date>
    <meta:editing-cycles>44</meta:editing-cycles>
    <meta:editing-duration>PT50M40S</meta:editing-duration>
    <meta:generator>LibreOffice/6.0.2.1$Windows_X86_64 LibreOffice_project/f7f06a8f319e4b62f9bc5095aa112a65d2f3ac89</meta:generator>
    <meta:document-statistic meta:table-count="0" meta:image-count="0" meta:object-count="0" meta:page-count="16" meta:paragraph-count="199" meta:word-count="1441" meta:character-count="10017" meta:non-whitespace-character-count="8525"/>
  </office:meta>
</office:document-meta>
</file>